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" svg:font-family="'Open Sans'" style:font-family-generic="swis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.51cm" fo:margin-left="0cm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1.A27" style:family="table-cell">
      <style:table-cell-properties style:vertical-align="middle" fo:padding="0.097cm" fo:border="none"/>
    </style:style>
    <style:style style:name="Table1.F27" style:family="table-cell">
      <style:table-cell-properties style:vertical-align="middle" fo:padding="0.097cm" fo:border="none"/>
    </style:style>
    <style:style style:name="Table1.A28" style:family="table-cell">
      <style:table-cell-properties style:vertical-align="middle" fo:padding="0.097cm" fo:border="none"/>
    </style:style>
    <style:style style:name="Table2" style:family="table">
      <style:table-properties style:width="17.316cm" table:align="margins" style:shadow="none" style:writing-mode="lr-tb"/>
    </style:style>
    <style:style style:name="Table2.A" style:family="table-column">
      <style:table-column-properties style:column-width="1.923cm" style:rel-column-width="1090*"/>
    </style:style>
    <style:style style:name="Table2.C" style:family="table-column">
      <style:table-column-properties style:column-width="1.924cm" style:rel-column-width="1091*"/>
    </style:style>
    <style:style style:name="Table2.I" style:family="table-column">
      <style:table-column-properties style:column-width="1.926cm" style:rel-column-width="1092*"/>
    </style:style>
    <style:style style:name="Table2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.A2" style:family="table-cell">
      <style:table-cell-properties style:vertical-align="middle" fo:padding="0.097cm" fo:border="none"/>
    </style:style>
    <style:style style:name="Table2.C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3" style:family="table-cell">
      <style:table-cell-properties style:vertical-align="middle" fo:padding="0.097cm" fo:border="0.05pt solid #000000"/>
    </style:style>
    <style:style style:name="Table2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padding="0.049cm" fo:border="none"/>
    </style:style>
    <style:style style:name="Table2.A8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2.A1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9" style:family="table">
      <style:table-properties style:width="1.826cm" table:align="margins" style:shadow="none"/>
    </style:style>
    <style:style style:name="Table19.A" style:family="table-column">
      <style:table-column-properties style:column-width="0.457cm" style:rel-column-width="16383*"/>
    </style:style>
    <style:style style:name="Table19.A1" style:family="table-cell">
      <style:table-cell-properties fo:padding="0.049cm" fo:border="none"/>
    </style:style>
    <style:style style:name="Table19.B1" style:family="table-cell">
      <style:table-cell-properties fo:padding="0.049cm" fo:border-left="0.05pt solid #000000" fo:border-right="none" fo:border-top="none" fo:border-bottom="none"/>
    </style:style>
    <style:style style:name="Table16" style:family="table">
      <style:table-properties style:width="1.826cm" table:align="margins" style:shadow="none"/>
    </style:style>
    <style:style style:name="Table16.A" style:family="table-column">
      <style:table-column-properties style:column-width="0.457cm" style:rel-column-width="16383*"/>
    </style:style>
    <style:style style:name="Table16.A1" style:family="table-cell">
      <style:table-cell-properties fo:padding="0.049cm" fo:border="none"/>
    </style:style>
    <style:style style:name="Table16.B1" style:family="table-cell">
      <style:table-cell-properties fo:padding="0.049cm" fo:border-left="0.05pt solid #000000" fo:border-right="none" fo:border-top="none" fo:border-bottom="none"/>
    </style:style>
    <style:style style:name="Table17" style:family="table">
      <style:table-properties style:width="1.826cm" table:align="margins" style:shadow="none"/>
    </style:style>
    <style:style style:name="Table17.A" style:family="table-column">
      <style:table-column-properties style:column-width="0.365cm" style:rel-column-width="13106*"/>
    </style:style>
    <style:style style:name="Table17.B" style:family="table-column">
      <style:table-column-properties style:column-width="0.365cm" style:rel-column-width="13107*"/>
    </style:style>
    <style:style style:name="Table17.A1" style:family="table-cell">
      <style:table-cell-properties fo:padding="0.049cm" fo:border="none"/>
    </style:style>
    <style:style style:name="Table17.B1" style:family="table-cell">
      <style:table-cell-properties fo:padding="0.049cm" fo:border-left="0.05pt solid #000000" fo:border-right="none" fo:border-top="none" fo:border-bottom="none"/>
    </style:style>
    <style:style style:name="Table20" style:family="table">
      <style:table-properties style:width="1.824cm" table:align="margins" style:shadow="none"/>
    </style:style>
    <style:style style:name="Table20.A" style:family="table-column">
      <style:table-column-properties style:column-width="0.457cm" style:rel-column-width="16383*"/>
    </style:style>
    <style:style style:name="Table20.A1" style:family="table-cell">
      <style:table-cell-properties fo:padding="0.049cm" fo:border="none"/>
    </style:style>
    <style:style style:name="Table20.B1" style:family="table-cell">
      <style:table-cell-properties fo:padding="0.049cm" fo:border-left="0.05pt solid #000000" fo:border-right="none" fo:border-top="none" fo:border-bottom="none"/>
    </style:style>
    <style:style style:name="Table21" style:family="table">
      <style:table-properties style:width="1.826cm" table:align="margins" style:shadow="none"/>
    </style:style>
    <style:style style:name="Table21.A" style:family="table-column">
      <style:table-column-properties style:column-width="0.365cm" style:rel-column-width="13106*"/>
    </style:style>
    <style:style style:name="Table21.B" style:family="table-column">
      <style:table-column-properties style:column-width="0.365cm" style:rel-column-width="13107*"/>
    </style:style>
    <style:style style:name="Table21.A1" style:family="table-cell">
      <style:table-cell-properties fo:padding="0.049cm" fo:border="none"/>
    </style:style>
    <style:style style:name="Table21.B1" style:family="table-cell">
      <style:table-cell-properties fo:padding="0.049cm" fo:border-left="0.05pt solid #000000" fo:border-right="none" fo:border-top="none" fo:border-bottom="none"/>
    </style:style>
    <style:style style:name="Table22" style:family="table">
      <style:table-properties style:width="1.826cm" table:align="margins" style:shadow="none"/>
    </style:style>
    <style:style style:name="Table22.A" style:family="table-column">
      <style:table-column-properties style:column-width="0.457cm" style:rel-column-width="16383*"/>
    </style:style>
    <style:style style:name="Table22.A1" style:family="table-cell">
      <style:table-cell-properties fo:padding="0.049cm" fo:border="none"/>
    </style:style>
    <style:style style:name="Table22.B1" style:family="table-cell">
      <style:table-cell-properties fo:padding="0.049cm" fo:border-left="0.05pt solid #000000" fo:border-right="none" fo:border-top="none" fo:border-bottom="none"/>
    </style:style>
    <style:style style:name="Table23" style:family="table">
      <style:table-properties style:width="1.827cm" table:align="margins" style:shadow="none"/>
    </style:style>
    <style:style style:name="Table23.A" style:family="table-column">
      <style:table-column-properties style:column-width="0.457cm" style:rel-column-width="16383*"/>
    </style:style>
    <style:style style:name="Table23.A1" style:family="table-cell">
      <style:table-cell-properties fo:padding="0.049cm" fo:border="none"/>
    </style:style>
    <style:style style:name="Table23.B1" style:family="table-cell">
      <style:table-cell-properties fo:padding="0.049cm" fo:border-left="0.05pt solid #000000" fo:border-right="none" fo:border-top="none" fo:border-bottom="none"/>
    </style:style>
    <style:style style:name="Table38" style:family="table">
      <style:table-properties style:width="1.73cm" table:align="margins" style:shadow="none"/>
    </style:style>
    <style:style style:name="Table38.A" style:family="table-column">
      <style:table-column-properties style:column-width="0.432cm" style:rel-column-width="16383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.73cm" table:align="margins" style:shadow="none"/>
    </style:style>
    <style:style style:name="Table39.A" style:family="table-column">
      <style:table-column-properties style:column-width="0.432cm" style:rel-column-width="16383*"/>
    </style:style>
    <style:style style:name="Table39.A1" style:family="table-cell">
      <style:table-cell-properties fo:padding="0.097cm" fo:border="none"/>
    </style:style>
    <style:style style:name="Table41" style:family="table">
      <style:table-properties style:width="1.729cm" table:align="margins" style:shadow="none"/>
    </style:style>
    <style:style style:name="Table41.A" style:family="table-column">
      <style:table-column-properties style:column-width="0.432cm" style:rel-column-width="16383*"/>
    </style:style>
    <style:style style:name="Table41.A1" style:family="table-cell">
      <style:table-cell-properties fo:background-color="#fff200" fo:padding="0.097cm" fo:border="none">
        <style:background-image/>
      </style:table-cell-properties>
    </style:style>
    <style:style style:name="Table43" style:family="table">
      <style:table-properties style:width="1.73cm" table:align="margins" style:shadow="none"/>
    </style:style>
    <style:style style:name="Table43.A" style:family="table-column">
      <style:table-column-properties style:column-width="0.432cm" style:rel-column-width="16383*"/>
    </style:style>
    <style:style style:name="Table43.A1" style:family="table-cell">
      <style:table-cell-properties fo:padding="0.097cm" fo:border="none"/>
    </style:style>
    <style:style style:name="Table44" style:family="table">
      <style:table-properties style:width="1.732cm" table:align="margins" style:shadow="none"/>
    </style:style>
    <style:style style:name="Table44.A" style:family="table-column">
      <style:table-column-properties style:column-width="0.434cm" style:rel-column-width="16383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.73cm" table:align="margins" style:shadow="none"/>
    </style:style>
    <style:style style:name="Table45.A" style:family="table-column">
      <style:table-column-properties style:column-width="0.432cm" style:rel-column-width="16383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.73cm" table:align="margins" style:shadow="none"/>
    </style:style>
    <style:style style:name="Table46.A" style:family="table-column">
      <style:table-column-properties style:column-width="0.432cm" style:rel-column-width="16383*"/>
    </style:style>
    <style:style style:name="Table46.A1" style:family="table-cell">
      <style:table-cell-properties fo:padding="0.097cm" fo:border="none"/>
    </style:style>
    <style:style style:name="Table48" style:family="table">
      <style:table-properties style:width="1.729cm" table:align="margins" style:shadow="none"/>
    </style:style>
    <style:style style:name="Table48.A" style:family="table-column">
      <style:table-column-properties style:column-width="0.432cm" style:rel-column-width="16383*"/>
    </style:style>
    <style:style style:name="Table48.A1" style:family="table-cell">
      <style:table-cell-properties fo:padding="0.097cm" fo:border="none"/>
    </style:style>
    <style:style style:name="Table50" style:family="table">
      <style:table-properties style:width="1.73cm" table:align="margins" style:shadow="none"/>
    </style:style>
    <style:style style:name="Table50.A" style:family="table-column">
      <style:table-column-properties style:column-width="0.432cm" style:rel-column-width="16383*"/>
    </style:style>
    <style:style style:name="Table50.A1" style:family="table-cell">
      <style:table-cell-properties fo:padding="0.097cm" fo:border="none"/>
    </style:style>
    <style:style style:name="Table51" style:family="table">
      <style:table-properties style:width="1.732cm" table:align="margins" style:shadow="none"/>
    </style:style>
    <style:style style:name="Table51.A" style:family="table-column">
      <style:table-column-properties style:column-width="0.434cm" style:rel-column-width="16383*"/>
    </style:style>
    <style:style style:name="Table51.A1" style:family="table-cell">
      <style:table-cell-properties fo:padding="0.097cm" fo:border="none"/>
    </style:style>
    <style:style style:name="Table52" style:family="table">
      <style:table-properties style:width="1.73cm" table:align="margins" style:shadow="none"/>
    </style:style>
    <style:style style:name="Table52.A" style:family="table-column">
      <style:table-column-properties style:column-width="0.432cm" style:rel-column-width="16383*"/>
    </style:style>
    <style:style style:name="Table52.A1" style:family="table-cell">
      <style:table-cell-properties fo:padding="0.097cm" fo:border="none"/>
    </style:style>
    <style:style style:name="Table53" style:family="table">
      <style:table-properties style:width="1.73cm" table:align="margins" style:shadow="none"/>
    </style:style>
    <style:style style:name="Table53.A" style:family="table-column">
      <style:table-column-properties style:column-width="0.432cm" style:rel-column-width="16383*"/>
    </style:style>
    <style:style style:name="Table53.A1" style:family="table-cell">
      <style:table-cell-properties fo:padding="0.097cm" fo:border="none"/>
    </style:style>
    <style:style style:name="Table55" style:family="table">
      <style:table-properties style:width="1.729cm" table:align="margins" style:shadow="none"/>
    </style:style>
    <style:style style:name="Table55.A" style:family="table-column">
      <style:table-column-properties style:column-width="0.432cm" style:rel-column-width="16383*"/>
    </style:style>
    <style:style style:name="Table55.A1" style:family="table-cell">
      <style:table-cell-properties fo:padding="0.097cm" fo:border="none"/>
    </style:style>
    <style:style style:name="Table57" style:family="table">
      <style:table-properties style:width="1.73cm" table:align="margins" style:shadow="none"/>
    </style:style>
    <style:style style:name="Table57.A" style:family="table-column">
      <style:table-column-properties style:column-width="0.432cm" style:rel-column-width="16383*"/>
    </style:style>
    <style:style style:name="Table57.A1" style:family="table-cell">
      <style:table-cell-properties fo:padding="0.097cm" fo:border="none"/>
    </style:style>
    <style:style style:name="Table58" style:family="table">
      <style:table-properties style:width="1.732cm" table:align="margins" style:shadow="none"/>
    </style:style>
    <style:style style:name="Table58.A" style:family="table-column">
      <style:table-column-properties style:column-width="0.434cm" style:rel-column-width="16383*"/>
    </style:style>
    <style:style style:name="Table58.A1" style:family="table-cell">
      <style:table-cell-properties fo:padding="0.097cm" fo:border="none"/>
    </style:style>
    <style:style style:name="Table40" style:family="table">
      <style:table-properties style:width="1.73cm" table:align="margins" style:shadow="none"/>
    </style:style>
    <style:style style:name="Table40.A" style:family="table-column">
      <style:table-column-properties style:column-width="0.346cm" style:rel-column-width="13106*"/>
    </style:style>
    <style:style style:name="Table40.B" style:family="table-column">
      <style:table-column-properties style:column-width="0.346cm" style:rel-column-width="13107*"/>
    </style:style>
    <style:style style:name="Table40.A1" style:family="table-cell">
      <style:table-cell-properties fo:padding="0.097cm" fo:border="none"/>
    </style:style>
    <style:style style:name="Table40.E1" style:family="table-cell">
      <style:table-cell-properties fo:background-color="#fff200" fo:padding="0.097cm" fo:border="none">
        <style:background-image/>
      </style:table-cell-properties>
    </style:style>
    <style:style style:name="Table47" style:family="table">
      <style:table-properties style:width="1.73cm" table:align="margins" style:shadow="none"/>
    </style:style>
    <style:style style:name="Table47.A" style:family="table-column">
      <style:table-column-properties style:column-width="0.346cm" style:rel-column-width="13106*"/>
    </style:style>
    <style:style style:name="Table47.B" style:family="table-column">
      <style:table-column-properties style:column-width="0.346cm" style:rel-column-width="13107*"/>
    </style:style>
    <style:style style:name="Table47.A1" style:family="table-cell">
      <style:table-cell-properties fo:padding="0.097cm" fo:border="none"/>
    </style:style>
    <style:style style:name="Table54" style:family="table">
      <style:table-properties style:width="1.73cm" table:align="margins" style:shadow="none"/>
    </style:style>
    <style:style style:name="Table54.A" style:family="table-column">
      <style:table-column-properties style:column-width="0.346cm" style:rel-column-width="13106*"/>
    </style:style>
    <style:style style:name="Table54.B" style:family="table-column">
      <style:table-column-properties style:column-width="0.346cm" style:rel-column-width="13107*"/>
    </style:style>
    <style:style style:name="Table54.A1" style:family="table-cell">
      <style:table-cell-properties fo:padding="0.097cm" fo:border="none"/>
    </style:style>
    <style:style style:name="Table42" style:family="table">
      <style:table-properties style:width="1.73cm" table:align="margins" style:shadow="none"/>
    </style:style>
    <style:style style:name="Table42.A" style:family="table-column">
      <style:table-column-properties style:column-width="0.346cm" style:rel-column-width="13106*"/>
    </style:style>
    <style:style style:name="Table42.B" style:family="table-column">
      <style:table-column-properties style:column-width="0.346cm" style:rel-column-width="13107*"/>
    </style:style>
    <style:style style:name="Table42.A1" style:family="table-cell">
      <style:table-cell-properties fo:background-color="#fff200" fo:padding="0.097cm" fo:border="none">
        <style:background-image/>
      </style:table-cell-properties>
    </style:style>
    <style:style style:name="Table42.B1" style:family="table-cell">
      <style:table-cell-properties fo:padding="0.097cm" fo:border="none"/>
    </style:style>
    <style:style style:name="Table42.C1" style:family="table-cell">
      <style:table-cell-properties fo:padding="0.097cm" fo:border="none"/>
    </style:style>
    <style:style style:name="Table42.D1" style:family="table-cell">
      <style:table-cell-properties fo:padding="0.097cm" fo:border="none"/>
    </style:style>
    <style:style style:name="Table42.E1" style:family="table-cell">
      <style:table-cell-properties fo:padding="0.097cm" fo:border="none"/>
    </style:style>
    <style:style style:name="Table49" style:family="table">
      <style:table-properties style:width="1.73cm" table:align="margins" style:shadow="none"/>
    </style:style>
    <style:style style:name="Table49.A" style:family="table-column">
      <style:table-column-properties style:column-width="0.346cm" style:rel-column-width="13106*"/>
    </style:style>
    <style:style style:name="Table49.B" style:family="table-column">
      <style:table-column-properties style:column-width="0.346cm" style:rel-column-width="13107*"/>
    </style:style>
    <style:style style:name="Table49.A1" style:family="table-cell">
      <style:table-cell-properties fo:padding="0.097cm" fo:border="none"/>
    </style:style>
    <style:style style:name="Table49.B1" style:family="table-cell">
      <style:table-cell-properties fo:background-color="#fff200" fo:padding="0.097cm" fo:border="none">
        <style:background-image/>
      </style:table-cell-properties>
    </style:style>
    <style:style style:name="Table56" style:family="table">
      <style:table-properties style:width="1.73cm" table:align="margins" style:shadow="none"/>
    </style:style>
    <style:style style:name="Table56.A" style:family="table-column">
      <style:table-column-properties style:column-width="0.346cm" style:rel-column-width="13106*"/>
    </style:style>
    <style:style style:name="Table56.B" style:family="table-column">
      <style:table-column-properties style:column-width="0.346cm" style:rel-column-width="13107*"/>
    </style:style>
    <style:style style:name="Table56.A1" style:family="table-cell">
      <style:table-cell-properties fo:padding="0.097cm" fo:border="none"/>
    </style:style>
    <style:style style:name="Table56.D1" style:family="table-cell">
      <style:table-cell-properties fo:background-color="#fff200" fo:padding="0.097cm" fo:border="none">
        <style:background-image/>
      </style:table-cell-properties>
    </style:style>
    <style:style style:name="Table59" style:family="table">
      <style:table-properties style:width="1.729cm" table:align="margins"/>
    </style:style>
    <style:style style:name="Table59.A" style:family="table-column">
      <style:table-column-properties style:column-width="1.729cm" style:rel-column-width="65535*"/>
    </style:style>
    <style:style style:name="Table59.A1" style:family="table-cell">
      <style:table-cell-properties fo:background-color="#fff200" fo:padding="0.097cm" fo:border="none">
        <style:background-image/>
      </style:table-cell-properties>
    </style:style>
    <style:style style:name="Table67" style:family="table">
      <style:table-properties style:width="1.73cm" table:align="margins" style:shadow="none"/>
    </style:style>
    <style:style style:name="Table67.A" style:family="table-column">
      <style:table-column-properties style:column-width="0.432cm" style:rel-column-width="16383*"/>
    </style:style>
    <style:style style:name="Table67.A1" style:family="table-cell">
      <style:table-cell-properties fo:padding="0.097cm" fo:border="none"/>
    </style:style>
    <style:style style:name="Table68" style:family="table">
      <style:table-properties style:width="1.73cm" table:align="margins" style:shadow="none"/>
    </style:style>
    <style:style style:name="Table68.A" style:family="table-column">
      <style:table-column-properties style:column-width="0.432cm" style:rel-column-width="16383*"/>
    </style:style>
    <style:style style:name="Table68.A1" style:family="table-cell">
      <style:table-cell-properties fo:padding="0.097cm" fo:border="none"/>
    </style:style>
    <style:style style:name="Table69" style:family="table">
      <style:table-properties style:width="1.73cm" table:align="margins" style:shadow="none"/>
    </style:style>
    <style:style style:name="Table69.A" style:family="table-column">
      <style:table-column-properties style:column-width="0.346cm" style:rel-column-width="13106*"/>
    </style:style>
    <style:style style:name="Table69.B" style:family="table-column">
      <style:table-column-properties style:column-width="0.346cm" style:rel-column-width="13107*"/>
    </style:style>
    <style:style style:name="Table69.A1" style:family="table-cell">
      <style:table-cell-properties fo:background-color="#e0efd4" fo:padding="0.097cm" fo:border="none">
        <style:background-image/>
      </style:table-cell-properties>
    </style:style>
    <style:style style:name="Table69.D1" style:family="table-cell">
      <style:table-cell-properties fo:padding="0.097cm" fo:border="none"/>
    </style:style>
    <style:style style:name="Table69.E1" style:family="table-cell">
      <style:table-cell-properties fo:padding="0.097cm" fo:border="none"/>
    </style:style>
    <style:style style:name="Table70" style:family="table">
      <style:table-properties style:width="1.729cm" table:align="margins" style:shadow="none"/>
    </style:style>
    <style:style style:name="Table70.A" style:family="table-column">
      <style:table-column-properties style:column-width="0.432cm" style:rel-column-width="16383*"/>
    </style:style>
    <style:style style:name="Table70.A1" style:family="table-cell">
      <style:table-cell-properties fo:padding="0.097cm" fo:border="none"/>
    </style:style>
    <style:style style:name="Table71" style:family="table">
      <style:table-properties style:width="1.73cm" table:align="margins" style:shadow="none"/>
    </style:style>
    <style:style style:name="Table71.A" style:family="table-column">
      <style:table-column-properties style:column-width="0.346cm" style:rel-column-width="13106*"/>
    </style:style>
    <style:style style:name="Table71.B" style:family="table-column">
      <style:table-column-properties style:column-width="0.346cm" style:rel-column-width="13107*"/>
    </style:style>
    <style:style style:name="Table71.A1" style:family="table-cell">
      <style:table-cell-properties fo:padding="0.097cm" fo:border="none"/>
    </style:style>
    <style:style style:name="Table71.D1" style:family="table-cell">
      <style:table-cell-properties fo:background-color="#e0efd4" fo:padding="0.097cm" fo:border="none">
        <style:background-image/>
      </style:table-cell-properties>
    </style:style>
    <style:style style:name="Table72" style:family="table">
      <style:table-properties style:width="1.73cm" table:align="margins" style:shadow="none"/>
    </style:style>
    <style:style style:name="Table72.A" style:family="table-column">
      <style:table-column-properties style:column-width="0.432cm" style:rel-column-width="16383*"/>
    </style:style>
    <style:style style:name="Table72.A1" style:family="table-cell">
      <style:table-cell-properties fo:background-color="#fff200" fo:padding="0.097cm" fo:border="none">
        <style:background-image/>
      </style:table-cell-properties>
    </style:style>
    <style:style style:name="Table73" style:family="table">
      <style:table-properties style:width="1.732cm" table:align="margins" style:shadow="none"/>
    </style:style>
    <style:style style:name="Table73.A" style:family="table-column">
      <style:table-column-properties style:column-width="0.434cm" style:rel-column-width="16383*"/>
    </style:style>
    <style:style style:name="Table73.A1" style:family="table-cell">
      <style:table-cell-properties fo:background-color="#e0efd4" fo:padding="0.097cm" fo:border="none">
        <style:background-image/>
      </style:table-cell-properties>
    </style:style>
    <style:style style:name="Table73.B1" style:family="table-cell">
      <style:table-cell-properties fo:background-color="#0066b3" fo:padding="0.097cm" fo:border="none">
        <style:background-image/>
      </style:table-cell-properties>
    </style:style>
    <style:style style:name="Table73.C1" style:family="table-cell">
      <style:table-cell-properties fo:padding="0.097cm" fo:border="none"/>
    </style:style>
    <style:style style:name="Table73.D1" style:family="table-cell">
      <style:table-cell-properties fo:padding="0.097cm" fo:border="none"/>
    </style:style>
    <style:style style:name="Table10" style:family="table">
      <style:table-properties style:width="1.826cm" table:align="margins" style:shadow="none"/>
    </style:style>
    <style:style style:name="Table10.A" style:family="table-column">
      <style:table-column-properties style:column-width="0.457cm" style:rel-column-width="16383*"/>
    </style:style>
    <style:style style:name="Table10.A1" style:family="table-cell">
      <style:table-cell-properties fo:padding="0.097cm" fo:border="none"/>
    </style:style>
    <style:style style:name="Table10.D1" style:family="table-cell">
      <style:table-cell-properties fo:background-color="#fff200" fo:padding="0.097cm" fo:border="none">
        <style:background-image/>
      </style:table-cell-properties>
    </style:style>
    <style:style style:name="Table11" style:family="table">
      <style:table-properties style:width="1.826cm" table:align="margins" style:shadow="none"/>
    </style:style>
    <style:style style:name="Table11.A" style:family="table-column">
      <style:table-column-properties style:column-width="0.457cm" style:rel-column-width="16383*"/>
    </style:style>
    <style:style style:name="Table11.A1" style:family="table-cell">
      <style:table-cell-properties fo:background-color="#fff200" fo:padding="0.097cm" fo:border="none">
        <style:background-image/>
      </style:table-cell-properties>
    </style:style>
    <style:style style:name="Table12" style:family="table">
      <style:table-properties style:width="1.826cm" table:align="margins" style:shadow="none"/>
    </style:style>
    <style:style style:name="Table12.A" style:family="table-column">
      <style:table-column-properties style:column-width="0.365cm" style:rel-column-width="13106*"/>
    </style:style>
    <style:style style:name="Table12.B" style:family="table-column">
      <style:table-column-properties style:column-width="0.365cm" style:rel-column-width="13107*"/>
    </style:style>
    <style:style style:name="Table12.A1" style:family="table-cell">
      <style:table-cell-properties fo:background-color="#fff200" fo:padding="0.097cm" fo:border="none">
        <style:background-image/>
      </style:table-cell-properties>
    </style:style>
    <style:style style:name="Table12.B1" style:family="table-cell">
      <style:table-cell-properties fo:padding="0.097cm" fo:border="none"/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padding="0.097cm" fo:border="none"/>
    </style:style>
    <style:style style:name="Table12.E1" style:family="table-cell">
      <style:table-cell-properties fo:padding="0.097cm" fo:border="none"/>
    </style:style>
    <style:style style:name="Table13" style:family="table">
      <style:table-properties style:width="1.824cm" table:align="margins" style:shadow="none"/>
    </style:style>
    <style:style style:name="Table13.A" style:family="table-column">
      <style:table-column-properties style:column-width="0.457cm" style:rel-column-width="16383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.826cm" table:align="margins" style:shadow="none"/>
    </style:style>
    <style:style style:name="Table14.A" style:family="table-column">
      <style:table-column-properties style:column-width="0.365cm" style:rel-column-width="13106*"/>
    </style:style>
    <style:style style:name="Table14.B" style:family="table-column">
      <style:table-column-properties style:column-width="0.365cm" style:rel-column-width="13107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.826cm" table:align="margins" style:shadow="none"/>
    </style:style>
    <style:style style:name="Table15.A" style:family="table-column">
      <style:table-column-properties style:column-width="0.457cm" style:rel-column-width="16383*"/>
    </style:style>
    <style:style style:name="Table15.A1" style:family="table-cell">
      <style:table-cell-properties fo:padding="0.097cm" fo:border="none"/>
    </style:style>
    <style:style style:name="Table18" style:family="table">
      <style:table-properties style:width="1.827cm" table:align="margins" style:shadow="none"/>
    </style:style>
    <style:style style:name="Table18.A" style:family="table-column">
      <style:table-column-properties style:column-width="0.457cm" style:rel-column-width="16383*"/>
    </style:style>
    <style:style style:name="Table18.A1" style:family="table-cell">
      <style:table-cell-properties fo:padding="0.097cm" fo:border="none"/>
    </style:style>
    <style:style style:name="Table24" style:family="table">
      <style:table-properties style:width="1.826cm" table:align="margins" style:shadow="none"/>
    </style:style>
    <style:style style:name="Table24.A" style:family="table-column">
      <style:table-column-properties style:column-width="0.457cm" style:rel-column-width="16383*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background-color="#e0efd4" fo:padding="0.097cm" fo:border="none">
        <style:background-image/>
      </style:table-cell-properties>
    </style:style>
    <style:style style:name="Table25" style:family="table">
      <style:table-properties style:width="1.826cm" table:align="margins" style:shadow="none"/>
    </style:style>
    <style:style style:name="Table25.A" style:family="table-column">
      <style:table-column-properties style:column-width="0.457cm" style:rel-column-width="16383*"/>
    </style:style>
    <style:style style:name="Table25.A1" style:family="table-cell">
      <style:table-cell-properties fo:background-color="#e0efd4" fo:padding="0.097cm" fo:border="none">
        <style:background-image/>
      </style:table-cell-properties>
    </style:style>
    <style:style style:name="Table26" style:family="table">
      <style:table-properties style:width="1.826cm" table:align="margins" style:shadow="none"/>
    </style:style>
    <style:style style:name="Table26.A" style:family="table-column">
      <style:table-column-properties style:column-width="0.365cm" style:rel-column-width="13106*"/>
    </style:style>
    <style:style style:name="Table26.B" style:family="table-column">
      <style:table-column-properties style:column-width="0.365cm" style:rel-column-width="13107*"/>
    </style:style>
    <style:style style:name="Table26.A1" style:family="table-cell">
      <style:table-cell-properties fo:background-color="#e0efd4" fo:padding="0.097cm" fo:border="none">
        <style:background-image/>
      </style:table-cell-properties>
    </style:style>
    <style:style style:name="Table26.B1" style:family="table-cell">
      <style:table-cell-properties fo:background-color="#fff200" fo:padding="0.097cm" fo:border="none">
        <style:background-image/>
      </style:table-cell-properties>
    </style:style>
    <style:style style:name="Table26.C1" style:family="table-cell">
      <style:table-cell-properties fo:padding="0.097cm" fo:border="none"/>
    </style:style>
    <style:style style:name="Table26.D1" style:family="table-cell">
      <style:table-cell-properties fo:padding="0.097cm" fo:border="none"/>
    </style:style>
    <style:style style:name="Table26.E1" style:family="table-cell">
      <style:table-cell-properties fo:padding="0.097cm" fo:border="none"/>
    </style:style>
    <style:style style:name="Table27" style:family="table">
      <style:table-properties style:width="1.824cm" table:align="margins" style:shadow="none"/>
    </style:style>
    <style:style style:name="Table27.A" style:family="table-column">
      <style:table-column-properties style:column-width="0.457cm" style:rel-column-width="16383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.826cm" table:align="margins" style:shadow="none"/>
    </style:style>
    <style:style style:name="Table28.A" style:family="table-column">
      <style:table-column-properties style:column-width="0.365cm" style:rel-column-width="13106*"/>
    </style:style>
    <style:style style:name="Table28.B" style:family="table-column">
      <style:table-column-properties style:column-width="0.365cm" style:rel-column-width="13107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.826cm" table:align="margins" style:shadow="none"/>
    </style:style>
    <style:style style:name="Table29.A" style:family="table-column">
      <style:table-column-properties style:column-width="0.457cm" style:rel-column-width="16383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.827cm" table:align="margins" style:shadow="none"/>
    </style:style>
    <style:style style:name="Table30.A" style:family="table-column">
      <style:table-column-properties style:column-width="0.457cm" style:rel-column-width="16383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.73cm" table:align="margins" style:shadow="none"/>
    </style:style>
    <style:style style:name="Table31.A" style:family="table-column">
      <style:table-column-properties style:column-width="0.432cm" style:rel-column-width="16383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.73cm" table:align="margins" style:shadow="none"/>
    </style:style>
    <style:style style:name="Table32.A" style:family="table-column">
      <style:table-column-properties style:column-width="0.432cm" style:rel-column-width="16383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.73cm" table:align="margins" style:shadow="none"/>
    </style:style>
    <style:style style:name="Table33.A" style:family="table-column">
      <style:table-column-properties style:column-width="0.346cm" style:rel-column-width="13106*"/>
    </style:style>
    <style:style style:name="Table33.B" style:family="table-column">
      <style:table-column-properties style:column-width="0.346cm" style:rel-column-width="13107*"/>
    </style:style>
    <style:style style:name="Table33.A1" style:family="table-cell">
      <style:table-cell-properties fo:padding="0.097cm" fo:border="none"/>
    </style:style>
    <style:style style:name="Table33.C1" style:family="table-cell">
      <style:table-cell-properties fo:background-color="#fff200" fo:padding="0.097cm" fo:border="none">
        <style:background-image/>
      </style:table-cell-properties>
    </style:style>
    <style:style style:name="Table34" style:family="table">
      <style:table-properties style:width="1.729cm" table:align="margins" style:shadow="none"/>
    </style:style>
    <style:style style:name="Table34.A" style:family="table-column">
      <style:table-column-properties style:column-width="0.432cm" style:rel-column-width="16383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.73cm" table:align="margins" style:shadow="none"/>
    </style:style>
    <style:style style:name="Table35.A" style:family="table-column">
      <style:table-column-properties style:column-width="0.346cm" style:rel-column-width="13106*"/>
    </style:style>
    <style:style style:name="Table35.B" style:family="table-column">
      <style:table-column-properties style:column-width="0.346cm" style:rel-column-width="13107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.73cm" table:align="margins" style:shadow="none"/>
    </style:style>
    <style:style style:name="Table36.A" style:family="table-column">
      <style:table-column-properties style:column-width="0.432cm" style:rel-column-width="16383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.732cm" table:align="margins" style:shadow="none"/>
    </style:style>
    <style:style style:name="Table37.A" style:family="table-column">
      <style:table-column-properties style:column-width="0.434cm" style:rel-column-width="16383*"/>
    </style:style>
    <style:style style:name="Table37.A1" style:family="table-cell">
      <style:table-cell-properties fo:padding="0.097cm" fo:border="none"/>
    </style:style>
    <style:style style:name="Table3" style:family="table">
      <style:table-properties style:width="1.826cm" table:align="margins" style:shadow="none"/>
    </style:style>
    <style:style style:name="Table3.A" style:family="table-column">
      <style:table-column-properties style:column-width="0.457cm" style:rel-column-width="16383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#fff200" fo:padding="0.097cm" fo:border="none">
        <style:background-image/>
      </style:table-cell-properties>
    </style:style>
    <style:style style:name="Table4" style:family="table">
      <style:table-properties style:width="1.826cm" table:align="margins" style:shadow="none"/>
    </style:style>
    <style:style style:name="Table4.A" style:family="table-column">
      <style:table-column-properties style:column-width="0.457cm" style:rel-column-width="16383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.826cm" table:align="margins" style:shadow="none"/>
    </style:style>
    <style:style style:name="Table5.A" style:family="table-column">
      <style:table-column-properties style:column-width="0.365cm" style:rel-column-width="13106*"/>
    </style:style>
    <style:style style:name="Table5.B" style:family="table-column">
      <style:table-column-properties style:column-width="0.365cm" style:rel-column-width="1310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.824cm" table:align="margins" style:shadow="none"/>
    </style:style>
    <style:style style:name="Table6.A" style:family="table-column">
      <style:table-column-properties style:column-width="0.457cm" style:rel-column-width="16383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.826cm" table:align="margins" style:shadow="none"/>
    </style:style>
    <style:style style:name="Table7.A" style:family="table-column">
      <style:table-column-properties style:column-width="0.365cm" style:rel-column-width="13106*"/>
    </style:style>
    <style:style style:name="Table7.B" style:family="table-column">
      <style:table-column-properties style:column-width="0.365cm" style:rel-column-width="13107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.826cm" table:align="margins" style:shadow="none"/>
    </style:style>
    <style:style style:name="Table8.A" style:family="table-column">
      <style:table-column-properties style:column-width="0.457cm" style:rel-column-width="16383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.827cm" table:align="margins" style:shadow="none"/>
    </style:style>
    <style:style style:name="Table9.A" style:family="table-column">
      <style:table-column-properties style:column-width="0.457cm" style:rel-column-width="16383*"/>
    </style:style>
    <style:style style:name="Table9.A1" style:family="table-cell">
      <style:table-cell-properties fo:padding="0.097cm" fo:border="none"/>
    </style:style>
    <style:style style:name="Table60" style:family="table">
      <style:table-properties style:width="1.73cm" table:align="margins" style:shadow="none"/>
    </style:style>
    <style:style style:name="Table60.A" style:family="table-column">
      <style:table-column-properties style:column-width="0.432cm" style:rel-column-width="16383*"/>
    </style:style>
    <style:style style:name="Table60.A1" style:family="table-cell">
      <style:table-cell-properties fo:padding="0.097cm" fo:border="none"/>
    </style:style>
    <style:style style:name="Table60.B1" style:family="table-cell">
      <style:table-cell-properties fo:background-color="#e0efd4" fo:padding="0.097cm" fo:border="none">
        <style:background-image/>
      </style:table-cell-properties>
    </style:style>
    <style:style style:name="Table61" style:family="table">
      <style:table-properties style:width="1.73cm" table:align="margins" style:shadow="none"/>
    </style:style>
    <style:style style:name="Table61.A" style:family="table-column">
      <style:table-column-properties style:column-width="0.432cm" style:rel-column-width="16383*"/>
    </style:style>
    <style:style style:name="Table61.A1" style:family="table-cell">
      <style:table-cell-properties fo:background-color="#e0efd4" fo:padding="0.097cm" fo:border="none">
        <style:background-image/>
      </style:table-cell-properties>
    </style:style>
    <style:style style:name="Table62" style:family="table">
      <style:table-properties style:width="1.73cm" table:align="margins" style:shadow="none"/>
    </style:style>
    <style:style style:name="Table62.A" style:family="table-column">
      <style:table-column-properties style:column-width="0.346cm" style:rel-column-width="196*"/>
    </style:style>
    <style:style style:name="Table62.E" style:family="table-column">
      <style:table-column-properties style:column-width="0.347cm" style:rel-column-width="197*"/>
    </style:style>
    <style:style style:name="Table62.A1" style:family="table-cell">
      <style:table-cell-properties fo:background-color="#e0efd4" fo:padding="0.097cm" fo:border="none">
        <style:background-image/>
      </style:table-cell-properties>
    </style:style>
    <style:style style:name="Table62.B1" style:family="table-cell">
      <style:table-cell-properties fo:background-color="#fff200" fo:padding="0.097cm" fo:border="none">
        <style:background-image/>
      </style:table-cell-properties>
    </style:style>
    <style:style style:name="Table63" style:family="table">
      <style:table-properties style:width="1.729cm" table:align="margins" style:shadow="none"/>
    </style:style>
    <style:style style:name="Table63.A" style:family="table-column">
      <style:table-column-properties style:column-width="0.432cm" style:rel-column-width="16383*"/>
    </style:style>
    <style:style style:name="Table63.A1" style:family="table-cell">
      <style:table-cell-properties fo:background-color="#e0efd4" fo:padding="0.097cm" fo:border="none">
        <style:background-image/>
      </style:table-cell-properties>
    </style:style>
    <style:style style:name="Table64" style:family="table">
      <style:table-properties style:width="1.73cm" table:align="margins" style:shadow="none"/>
    </style:style>
    <style:style style:name="Table64.A" style:family="table-column">
      <style:table-column-properties style:column-width="0.346cm" style:rel-column-width="13106*"/>
    </style:style>
    <style:style style:name="Table64.B" style:family="table-column">
      <style:table-column-properties style:column-width="0.346cm" style:rel-column-width="13107*"/>
    </style:style>
    <style:style style:name="Table64.A1" style:family="table-cell">
      <style:table-cell-properties fo:background-color="#e0efd4" fo:padding="0.097cm" fo:border="none">
        <style:background-image/>
      </style:table-cell-properties>
    </style:style>
    <style:style style:name="Table64.E1" style:family="table-cell">
      <style:table-cell-properties fo:background-color="#fff200" fo:padding="0.097cm" fo:border="none">
        <style:background-image/>
      </style:table-cell-properties>
    </style:style>
    <style:style style:name="Table65" style:family="table">
      <style:table-properties style:width="1.73cm" table:align="margins" style:shadow="none"/>
    </style:style>
    <style:style style:name="Table65.A" style:family="table-column">
      <style:table-column-properties style:column-width="0.432cm" style:rel-column-width="16383*"/>
    </style:style>
    <style:style style:name="Table65.A1" style:family="table-cell">
      <style:table-cell-properties fo:background-color="transparent" fo:padding="0.097cm" fo:border="none">
        <style:background-image/>
      </style:table-cell-properties>
    </style:style>
    <style:style style:name="Table65.B1" style:family="table-cell">
      <style:table-cell-properties fo:padding="0.097cm" fo:border="none"/>
    </style:style>
    <style:style style:name="Table65.C1" style:family="table-cell">
      <style:table-cell-properties fo:padding="0.097cm" fo:border="none"/>
    </style:style>
    <style:style style:name="Table65.D1" style:family="table-cell">
      <style:table-cell-properties fo:padding="0.097cm" fo:border="none"/>
    </style:style>
    <style:style style:name="Table66" style:family="table">
      <style:table-properties style:width="1.732cm" table:align="margins" style:shadow="none"/>
    </style:style>
    <style:style style:name="Table66.A" style:family="table-column">
      <style:table-column-properties style:column-width="0.434cm" style:rel-column-width="16383*"/>
    </style:style>
    <style:style style:name="Table66.A1" style:family="table-cell">
      <style:table-cell-properties fo:padding="0.097cm" fo:border="none"/>
    </style:style>
    <style:style style:name="Table74" style:family="table">
      <style:table-properties style:width="17.122cm" table:align="margins"/>
    </style:style>
    <style:style style:name="Table74.A" style:family="table-column">
      <style:table-column-properties style:column-width="1.713cm" style:rel-column-width="6553*"/>
    </style:style>
    <style:style style:name="Table74.B" style:family="table-column">
      <style:table-column-properties style:column-width="1.713cm" style:rel-column-width="6552*"/>
    </style:style>
    <style:style style:name="Table74.C" style:family="table-column">
      <style:table-column-properties style:column-width="5.136cm" style:rel-column-width="19657*"/>
    </style:style>
    <style:style style:name="Table74.E" style:family="table-column">
      <style:table-column-properties style:column-width="1.713cm" style:rel-column-width="6554*"/>
    </style:style>
    <style:style style:name="Table74.F" style:family="table-column">
      <style:table-column-properties style:column-width="5.138cm" style:rel-column-width="19664*"/>
    </style:style>
    <style:style style:name="Table74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10pt" officeooo:rsid="0034ab12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3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2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Open Sans" fo:font-size="10pt" officeooo:rsid="003bd954" officeooo:paragraph-rsid="00208120" style:font-size-asian="10pt" style:font-size-complex="10pt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text-properties officeooo:paragraph-rsid="00173ad7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0a0ff" officeooo:paragraph-rsid="0040a0ff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6bc9b" officeooo:paragraph-rsid="0046bc9b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4785ac" style:font-size-asian="10pt" style:font-size-complex="10pt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594f0d" officeooo:paragraph-rsid="00594f0d" style:font-size-asian="10pt" style:font-size-complex="10pt"/>
    </style:style>
    <style:style style:name="P4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3fe4e4" officeooo:paragraph-rsid="003fe4e4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4785ac" officeooo:paragraph-rsid="004785ac" style:font-size-asian="10pt" style:font-size-complex="10pt"/>
    </style:style>
    <style:style style:name="P47" style:family="paragraph" style:parent-style-name="Standard">
      <style:paragraph-properties fo:break-before="pag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4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5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5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52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55" style:family="paragraph" style:parent-style-name="Standard" style:list-style-name="L9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56" style:family="paragraph" style:parent-style-name="Standard" style:list-style-name="L9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57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58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59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60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61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62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65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66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68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69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70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b74551" officeooo:paragraph-rsid="00426872" style:font-size-asian="10pt" style:font-size-complex="10pt"/>
    </style:style>
    <style:style style:name="P71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72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73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74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10c6760" officeooo:paragraph-rsid="004f703d" style:font-size-asian="10pt" style:font-size-complex="10pt"/>
    </style:style>
    <style:style style:name="P76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6375d1" officeooo:paragraph-rsid="006375d1" style:font-size-asian="10pt" style:font-size-complex="10pt"/>
    </style:style>
    <style:style style:name="P77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5b5918" officeooo:paragraph-rsid="005b5918" style:font-size-asian="10pt" style:font-size-complex="10pt"/>
    </style:style>
    <style:style style:name="P7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7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808971" officeooo:paragraph-rsid="00808971" style:font-size-asian="10pt" style:font-size-complex="10pt"/>
    </style:style>
    <style:style style:name="P8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859b35" officeooo:paragraph-rsid="00859b35" style:font-size-asian="10pt" style:font-size-complex="10pt"/>
    </style:style>
    <style:style style:name="P81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8a691" officeooo:paragraph-rsid="0028a691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559b3" officeooo:paragraph-rsid="006559b3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97c6f" officeooo:paragraph-rsid="00297c6f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ad82a" officeooo:paragraph-rsid="002ad82a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abcd1" officeooo:paragraph-rsid="006abcd1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72dc0a" officeooo:paragraph-rsid="00808971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3fe4e4" officeooo:paragraph-rsid="003fe4e4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officeooo:paragraph-rsid="0067b493"/>
    </style:style>
    <style:style style:name="P93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8d8bda" officeooo:paragraph-rsid="008d8bda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Open Sans" fo:font-size="10pt" officeooo:rsid="00522a96" officeooo:paragraph-rsid="00522a96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981ea" officeooo:paragraph-rsid="004981ea" style:font-size-asian="8pt" style:font-style-asian="italic" style:font-size-complex="8pt" style:font-style-complex="italic"/>
    </style:style>
    <style:style style:name="P99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252ac" officeooo:paragraph-rsid="004252ac" style:font-size-asian="8pt" style:font-style-asian="italic" style:font-size-complex="8pt" style:font-style-complex="italic"/>
    </style:style>
    <style:style style:name="P100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33079" officeooo:paragraph-rsid="005edba3" style:font-size-asian="8pt" style:font-style-asian="italic" style:font-size-complex="8pt" style:font-style-complex="italic"/>
    </style:style>
    <style:style style:name="P101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6765f" officeooo:paragraph-rsid="005edba3" style:font-size-asian="8pt" style:font-style-asian="italic" style:font-size-complex="8pt" style:font-style-complex="italic"/>
    </style:style>
    <style:style style:name="P102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7aa40" style:font-size-asian="8pt" style:font-style-asian="italic" style:font-size-complex="8pt" style:font-style-complex="italic"/>
    </style:style>
    <style:style style:name="P103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edba3" style:font-size-asian="8pt" style:font-style-asian="italic" style:font-size-complex="8pt" style:font-style-complex="italic"/>
    </style:style>
    <style:style style:name="P104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95447" officeooo:paragraph-rsid="00595447" style:font-size-asian="8pt" style:font-style-asian="italic" style:font-size-complex="8pt" style:font-style-complex="italic"/>
    </style:style>
    <style:style style:name="P105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e6a86" officeooo:paragraph-rsid="005e6a86" style:font-size-asian="8pt" style:font-style-asian="italic" style:font-size-complex="8pt" style:font-style-complex="italic"/>
    </style:style>
    <style:style style:name="P106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cb4f9" officeooo:paragraph-rsid="006cb4f9" style:font-size-asian="8pt" style:font-style-asian="italic" style:font-size-complex="8pt" style:font-style-complex="italic"/>
    </style:style>
    <style:style style:name="P107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e9d9b" officeooo:paragraph-rsid="006e9d9b" style:font-size-asian="8pt" style:font-style-asian="italic" style:font-size-complex="8pt" style:font-style-complex="italic"/>
    </style:style>
    <style:style style:name="P108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10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Open Sans" fo:font-size="6.5pt" officeooo:rsid="0064aeb6" officeooo:paragraph-rsid="0064aeb6" style:font-size-asian="6.5pt" style:font-size-complex="6.5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fo:font-style="italic" officeooo:rsid="0088547b" style:font-style-asian="italic" style:font-style-complex="italic"/>
    </style:style>
    <style:style style:name="T16" style:family="text">
      <style:text-properties officeooo:rsid="00fe6b51"/>
    </style:style>
    <style:style style:name="T17" style:family="text">
      <style:text-properties officeooo:rsid="00a6414a"/>
    </style:style>
    <style:style style:name="T18" style:family="text">
      <style:text-properties officeooo:rsid="007358ac"/>
    </style:style>
    <style:style style:name="T19" style:family="text">
      <style:text-properties officeooo:rsid="008a03c4"/>
    </style:style>
    <style:style style:name="T20" style:family="text">
      <style:text-properties officeooo:rsid="008fd8d6"/>
    </style:style>
    <style:style style:name="T21" style:family="text">
      <style:text-properties officeooo:rsid="0088547b"/>
    </style:style>
    <style:style style:name="T22" style:family="text">
      <style:text-properties style:font-name="Open Sans" fo:font-size="10pt" officeooo:rsid="00af93be" style:font-size-asian="10pt" style:font-size-complex="10pt"/>
    </style:style>
    <style:style style:name="T23" style:family="text">
      <style:text-properties style:font-name="Open Sans" fo:font-size="10pt" officeooo:rsid="00c8be19" style:font-size-asian="10pt" style:font-size-complex="10pt"/>
    </style:style>
    <style:style style:name="T24" style:family="text">
      <style:text-properties style:font-name="Open Sans" fo:font-size="10pt" officeooo:rsid="00417fa7" style:font-size-asian="10pt" style:font-size-complex="10pt"/>
    </style:style>
    <style:style style:name="T25" style:family="text">
      <style:text-properties style:font-name="Open Sans" fo:font-size="10pt" officeooo:rsid="00b74551" style:font-size-asian="10pt" style:font-size-complex="10pt"/>
    </style:style>
    <style:style style:name="T26" style:family="text">
      <style:text-properties style:font-name="Open Sans" fo:font-size="10pt" officeooo:rsid="00426872" style:font-size-asian="10pt" style:font-size-complex="10pt"/>
    </style:style>
    <style:style style:name="T27" style:family="text">
      <style:text-properties style:font-name="Open Sans" fo:font-size="10pt" officeooo:rsid="00f5e8e3" style:font-size-asian="10pt" style:font-size-complex="10pt"/>
    </style:style>
    <style:style style:name="T28" style:family="text">
      <style:text-properties style:font-name="Open Sans" fo:font-size="10pt" officeooo:rsid="00f637d3" style:font-size-asian="10pt" style:font-size-complex="10pt"/>
    </style:style>
    <style:style style:name="T29" style:family="text">
      <style:text-properties style:font-name="Open Sans" fo:font-size="10pt" officeooo:rsid="0046bc9b" style:font-size-asian="10pt" style:font-size-complex="10pt"/>
    </style:style>
    <style:style style:name="T30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31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2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3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4" style:family="text">
      <style:text-properties style:font-name="Open Sans" fo:font-size="10pt" fo:font-style="normal" fo:font-weight="normal" officeooo:rsid="0067b493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Open Sans" fo:font-size="10pt" fo:font-style="normal" fo:font-weight="normal" officeooo:rsid="0068cfb4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Open Sans" fo:font-size="10pt" fo:font-style="normal" fo:font-weight="normal" officeooo:rsid="008c28c4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Open Sans" fo:font-size="10pt" fo:font-style="normal" fo:font-weight="normal" officeooo:rsid="0067b493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Open Sans" fo:font-size="10pt" fo:font-style="normal" officeooo:rsid="00451fb3" style:font-size-asian="10pt" style:font-style-asian="normal" style:font-size-complex="10pt" style:font-style-complex="normal"/>
    </style:style>
    <style:style style:name="T39" style:family="text">
      <style:text-properties style:font-name="Open Sans" fo:font-size="10pt" fo:font-style="normal" officeooo:rsid="00426872" style:font-size-asian="10pt" style:font-style-asian="normal" style:font-size-complex="10pt" style:font-style-complex="normal"/>
    </style:style>
    <style:style style:name="T40" style:family="text">
      <style:text-properties style:font-name="Open Sans" fo:font-size="10pt" fo:font-style="italic" officeooo:rsid="00f5e8e3" style:font-size-asian="10pt" style:font-style-asian="italic" style:font-size-complex="10pt" style:font-style-complex="italic"/>
    </style:style>
    <style:style style:name="T41" style:family="text">
      <style:text-properties style:font-name="Open Sans" fo:font-size="10pt" fo:font-style="italic" officeooo:rsid="00f399a4" style:font-size-asian="10pt" style:font-style-asian="italic" style:font-size-complex="10pt" style:font-style-complex="italic"/>
    </style:style>
    <style:style style:name="T42" style:family="text">
      <style:text-properties style:font-name="Open Sans" fo:font-size="10pt" fo:font-style="italic" officeooo:rsid="00451fb3" style:font-size-asian="10pt" style:font-style-asian="italic" style:font-size-complex="10pt" style:font-style-complex="italic"/>
    </style:style>
    <style:style style:name="T43" style:family="text">
      <style:text-properties officeooo:rsid="009f1e19"/>
    </style:style>
    <style:style style:name="T44" style:family="text">
      <style:text-properties officeooo:rsid="0040ced8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officeooo:rsid="00ab7332" style:font-style-asian="normal" style:font-weight-asian="normal"/>
    </style:style>
    <style:style style:name="T47" style:family="text">
      <style:text-properties fo:font-style="normal" fo:font-weight="normal" officeooo:rsid="00acf2d3" style:font-style-asian="normal" style:font-weight-asian="normal"/>
    </style:style>
    <style:style style:name="T48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49" style:family="text">
      <style:text-properties officeooo:rsid="00fb0291"/>
    </style:style>
    <style:style style:name="T50" style:family="text">
      <style:text-properties officeooo:rsid="00fdaff7"/>
    </style:style>
    <style:style style:name="T51" style:family="text">
      <style:text-properties style:text-position="super 58%"/>
    </style:style>
    <style:style style:name="T52" style:family="text">
      <style:text-properties style:text-position="super 58%" fo:font-style="italic" officeooo:rsid="00ff862f" style:font-style-asian="italic" style:font-style-complex="italic"/>
    </style:style>
    <style:style style:name="T53" style:family="text">
      <style:text-properties style:text-position="super 58%" fo:font-style="italic" officeooo:rsid="00a6414a" style:font-style-asian="italic" style:font-style-complex="italic"/>
    </style:style>
    <style:style style:name="T54" style:family="text">
      <style:text-properties style:text-position="super 58%" fo:font-style="italic" officeooo:rsid="01098af4" style:font-style-asian="italic" style:font-style-complex="italic"/>
    </style:style>
    <style:style style:name="T55" style:family="text">
      <style:text-properties style:text-position="super 58%" fo:font-style="italic" officeooo:rsid="01011410" style:font-style-asian="italic" style:font-style-complex="italic"/>
    </style:style>
    <style:style style:name="T56" style:family="text">
      <style:text-properties style:text-position="super 58%" fo:font-style="italic" officeooo:rsid="0103ae21" style:font-style-asian="italic" style:font-style-complex="italic"/>
    </style:style>
    <style:style style:name="T57" style:family="text">
      <style:text-properties style:text-position="super 58%" fo:font-style="italic" officeooo:rsid="0104303e" style:font-style-asian="italic" style:font-style-complex="italic"/>
    </style:style>
    <style:style style:name="T58" style:family="text">
      <style:text-properties style:text-position="super 58%" fo:font-style="italic" officeooo:rsid="0092490f" style:font-style-asian="italic" style:font-style-complex="italic"/>
    </style:style>
    <style:style style:name="T59" style:family="text">
      <style:text-properties style:text-position="super 58%" fo:font-style="italic" officeooo:rsid="0105d615" style:font-style-asian="italic" style:font-style-complex="italic"/>
    </style:style>
    <style:style style:name="T60" style:family="text">
      <style:text-properties style:text-position="super 58%" fo:font-style="italic" officeooo:rsid="0023ba3a" style:font-style-asian="italic" style:font-style-complex="italic"/>
    </style:style>
    <style:style style:name="T61" style:family="text">
      <style:text-properties style:text-position="super 58%" fo:font-style="italic" officeooo:rsid="00701fde" style:font-style-asian="italic" style:font-style-complex="italic"/>
    </style:style>
    <style:style style:name="T62" style:family="text">
      <style:text-properties style:text-position="super 58%" officeooo:rsid="002a53e9"/>
    </style:style>
    <style:style style:name="T63" style:family="text">
      <style:text-properties style:text-position="super 58%" officeooo:rsid="0030676e"/>
    </style:style>
    <style:style style:name="T64" style:family="text">
      <style:text-properties style:text-position="super 58%" officeooo:rsid="0031c240"/>
    </style:style>
    <style:style style:name="T65" style:family="text">
      <style:text-properties style:text-position="super 58%" officeooo:rsid="002ca10b"/>
    </style:style>
    <style:style style:name="T66" style:family="text">
      <style:text-properties officeooo:rsid="00f0025c"/>
    </style:style>
    <style:style style:name="T67" style:family="text">
      <style:text-properties officeooo:rsid="0028a691"/>
    </style:style>
    <style:style style:name="T68" style:family="text">
      <style:text-properties officeooo:rsid="002ad82a"/>
    </style:style>
    <style:style style:name="T69" style:family="text">
      <style:text-properties officeooo:rsid="002ca10b"/>
    </style:style>
    <style:style style:name="T70" style:family="text">
      <style:text-properties officeooo:rsid="00334786"/>
    </style:style>
    <style:style style:name="T71" style:family="text">
      <style:text-properties officeooo:rsid="0040a0ff"/>
    </style:style>
    <style:style style:name="T72" style:family="text">
      <style:text-properties officeooo:rsid="00417fa7"/>
    </style:style>
    <style:style style:name="T73" style:family="text">
      <style:text-properties fo:language="en" fo:country="US"/>
    </style:style>
    <style:style style:name="T74" style:family="text">
      <style:text-properties officeooo:rsid="004f169f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6e6885" style:font-weight-asian="bold" style:font-weight-complex="bold"/>
    </style:style>
    <style:style style:name="T77" style:family="text">
      <style:text-properties fo:font-weight="bold" officeooo:rsid="0062bdb1" style:font-weight-asian="bold" style:font-weight-complex="bold"/>
    </style:style>
    <style:style style:name="T78" style:family="text">
      <style:text-properties fo:font-weight="bold" officeooo:rsid="0065d38f" style:font-weight-asian="bold" style:font-weight-complex="bold"/>
    </style:style>
    <style:style style:name="T79" style:family="text">
      <style:text-properties fo:font-weight="bold" officeooo:rsid="005287d6" style:font-weight-asian="bold" style:font-weight-complex="bold"/>
    </style:style>
    <style:style style:name="T80" style:family="text">
      <style:text-properties fo:font-weight="bold" officeooo:rsid="006bdf99" style:font-weight-asian="bold" style:font-weight-complex="bold"/>
    </style:style>
    <style:style style:name="T81" style:family="text">
      <style:text-properties fo:font-weight="bold" officeooo:rsid="008c3091" style:font-weight-asian="bold" style:font-weight-complex="bold"/>
    </style:style>
    <style:style style:name="T82" style:family="text">
      <style:text-properties officeooo:rsid="0062bdb1"/>
    </style:style>
    <style:style style:name="T83" style:family="text">
      <style:text-properties officeooo:rsid="0065d38f"/>
    </style:style>
    <style:style style:name="T84" style:family="text">
      <style:text-properties officeooo:rsid="006e6885"/>
    </style:style>
    <style:style style:name="T85" style:family="text">
      <style:text-properties officeooo:rsid="006abcd1"/>
    </style:style>
    <style:style style:name="T86" style:family="text">
      <style:text-properties officeooo:rsid="006ca5c1"/>
    </style:style>
    <style:style style:name="T87" style:family="text">
      <style:text-properties officeooo:rsid="005afaf2"/>
    </style:style>
    <style:style style:name="T88" style:family="text">
      <style:text-properties officeooo:rsid="005bb219"/>
    </style:style>
    <style:style style:name="T89" style:family="text">
      <style:text-properties officeooo:rsid="005e6d75"/>
    </style:style>
    <style:style style:name="T90" style:family="text">
      <style:text-properties officeooo:rsid="006bdf99"/>
    </style:style>
    <style:style style:name="T91" style:family="text">
      <style:text-properties officeooo:rsid="007385e8"/>
    </style:style>
    <style:style style:name="T92" style:family="text">
      <style:text-properties officeooo:rsid="00752bb1"/>
    </style:style>
    <style:style style:name="T93" style:family="text">
      <style:text-properties officeooo:rsid="008c30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1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31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32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2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E9" office:value-type="string">
            <text:p text:style-name="P12"/>
          </table:table-cell>
          <table:table-cell table:style-name="Table1.F9" office:value-type="string">
            <text:p text:style-name="P12"/>
          </table:table-cell>
          <table:table-cell table:style-name="Table1.G9" office:value-type="string">
            <text:p text:style-name="P12"/>
          </table:table-cell>
          <table:table-cell table:style-name="Table1.H9" office:value-type="string">
            <text:p text:style-name="P12"/>
          </table:table-cell>
          <table:table-cell table:style-name="Table1.I9" office:value-type="string">
            <text:p text:style-name="P12"/>
          </table:table-cell>
          <table:table-cell table:style-name="Table1.J9" office:value-type="string">
            <text:p text:style-name="P12"/>
          </table:table-cell>
        </table:table-row>
        <table:table-row>
          <table:table-cell table:style-name="Table1.A10" table:number-columns-spanned="2" office:value-type="string">
            <text:p text:style-name="P16">Título del TFG:</text:p>
          </table:table-cell>
          <table:covered-table-cell/>
          <table:table-cell table:style-name="Table1.C10" table:number-columns-spanned="8" office:value-type="string">
            <text:p text:style-name="P22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7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8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33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34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19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2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3">USB, <text:span text:style-name="T8">bus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2"/>
          </table:table-cell>
          <table:table-cell table:style-name="Table1.B18" office:value-type="string">
            <text:p text:style-name="P12"/>
          </table:table-cell>
          <table:table-cell table:style-name="Table1.C18" office:value-type="string">
            <text:p text:style-name="P12"/>
          </table:table-cell>
          <table:table-cell table:style-name="Table1.D18" office:value-type="string">
            <text:p text:style-name="P12"/>
          </table:table-cell>
          <table:table-cell table:style-name="Table1.E18" office:value-type="string">
            <text:p text:style-name="P12"/>
          </table:table-cell>
          <table:table-cell table:style-name="Table1.F18" office:value-type="string">
            <text:p text:style-name="P12"/>
          </table:table-cell>
          <table:table-cell table:style-name="Table1.G18" office:value-type="string">
            <text:p text:style-name="P12"/>
          </table:table-cell>
          <table:table-cell table:style-name="Table1.H18" office:value-type="string">
            <text:p text:style-name="P12"/>
          </table:table-cell>
          <table:table-cell table:style-name="Table1.I18" office:value-type="string">
            <text:p text:style-name="P12"/>
          </table:table-cell>
          <table:table-cell table:style-name="Table1.J18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19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47"><text:span text:style-name="T16">Antecedentes y o</text:span>bjetivos:</text:p>
            <text:p text:style-name="P27"/>
            <text:p text:style-name="P40">Desde el momento de su lanzamiento en la última década del siglo pasado, el bus de comunicación USB <text:span text:style-name="T12">(Universal Serial Bus) </text:span>se ha <text:span text:style-name="T71">ido proclamando</text:span> como el bus comercial más conocido y usado.</text:p>
            <text:p text:style-name="P35"/>
            <text:p text:style-name="P36">Una de las gran ventajas que trae consigo la implementación de este bus, a parte de la sencillez <text:span text:style-name="T72">general de uso</text:span>, es la gran versatilidad que puede proporcionar, por eso, no es de extrañar <text:span text:style-name="T72">que hayan surgido una considerable cantidad de aplicaciones , tales como:</text:span></text:p>
            <text:list xml:id="list4249117281" text:style-name="L1">
              <text:list-item>
                <text:p text:style-name="P69"><text:span text:style-name="T24">D</text:span><text:span text:style-name="T25">ispositivos de interfaz humana (ratones, teclados, etc..).</text:span></text:p>
              </text:list-item>
              <text:list-item>
                <text:p text:style-name="P69"><text:span text:style-name="T26">D</text:span><text:span text:style-name="T25">ispositivos de almacenamiento </text:span><text:span text:style-name="T27">masivo </text:span><text:span text:style-name="T40">“</text:span><text:span text:style-name="T41">USB-MSC” </text:span><text:span text:style-name="T38">(</text:span><text:span text:style-name="T42">pendrives</text:span><text:span text:style-name="T38">, USB a SATA, etc..)</text:span><text:span text:style-name="T41">.</text:span></text:p>
              </text:list-item>
              <text:list-item>
                <text:p text:style-name="P69"><text:span text:style-name="T39">H</text:span><text:span text:style-name="T25">erramientas de adquisición de datos y comunicación </text:span><text:span text:style-name="T28">(</text:span><text:span text:style-name="T29">adaptadores de </text:span><text:span text:style-name="T28">USB a Serie </text:span><text:span text:style-name="T29">o</text:span><text:span text:style-name="T28"> USB a WiFi, etc..)</text:span><text:span text:style-name="T25">.</text:span></text:p>
                <text:p text:style-name="P70"/>
              </text:list-item>
            </text:list>
            <text:p text:style-name="P37">Debido a todo lo anterior, sería de gran interés y utilidad disponer de un analizador, que de forma pasiva pueda captar la trama de comunicación que se transmite por el bus, enviarla a un equipo, y posteriormente analizarla para su uso en depuración o seguridad.</text:p>
            <text:p text:style-name="P24"/>
            <text:p text:style-name="P27">Resultados esperados:</text:p>
            <text:p text:style-name="P41"><text:tab/></text:p>
            <text:p text:style-name="P46">El resultado de este trabajo se pretende dividir en dos grupos totalmente diferenciados, en el primero se tratarán elementos a nivel <text:span text:style-name="T73">hardware</text:span> y comunicación entre dispositivos, mientras que en el segundo se trabajará con el tratado y análisis de los resultados del primer grupo.</text:p>
            <text:p text:style-name="P46">Cabe destacar que durante la totalidad de este trabajo prevalecerá el uso de software libre.</text:p>
            <text:list xml:id="list3938909185" text:style-name="L2">
              <text:list-header>
                <text:p text:style-name="P48"/>
              </text:list-header>
            </text:list>
            <text:list xml:id="list2757623716" text:style-name="L3">
              <text:list-item>
                <text:p text:style-name="P71"><text:soft-page-break/>En primer lugar, se espera poder capturar y transmitir a un equipo tramas provenientes de un bus USB, para ello:</text:p>
              </text:list-item>
            </text:list>
            <text:list xml:id="list3230337255" text:style-name="L4">
              <text:list-item>
                <text:p text:style-name="P49">Utilizando un FPGA, concretamente el modelo ICE40HX1K <text:span text:style-name="T52">[1]</text:span> de la empresa Lattice, se generará un sintetizado <text:span text:style-name="T17">a partir del lenguaje de descripción de Hardware Verilog </text:span><text:span text:style-name="T53">[</text:span><text:span text:style-name="T54">2</text:span><text:span text:style-name="T53">][</text:span><text:span text:style-name="T54">3</text:span><text:span text:style-name="T53">][</text:span><text:span text:style-name="T54">4</text:span><text:span text:style-name="T53">]</text:span> que contenga toda la lógica <text:span text:style-name="T18">para la captación de tramas, independientemente del tipo (</text:span><text:span text:style-name="T11">Low-Speed,</text:span><text:span text:style-name="T18"> </text:span><text:span text:style-name="T11">Full-Speed, </text:span><text:span text:style-name="T13">etc...</text:span><text:span text:style-name="T11">) </text:span><text:span text:style-name="T59">[5][9]</text:span><text:span text:style-name="T60">[12]</text:span><text:span text:style-name="T18">.</text:span></text:p>
              </text:list-item>
              <text:list-item>
                <text:p text:style-name="P49"><text:span text:style-name="T19">Se implantará una l</text:span>ibrería <text:span text:style-name="T19">escrita en lenguaje C/C++ que permita comunicar la plataforma de captación anterior con un equipo (como puede ser una Raspberry Pi </text:span><text:span text:style-name="T55">[7]</text:span><text:span text:style-name="T19">).</text:span></text:p>
              </text:list-item>
            </text:list>
            <text:p text:style-name="P25"/>
            <text:list xml:id="list110506098122991" text:continue-list="list2757623716" text:style-name="L3">
              <text:list-item>
                <text:p text:style-name="P72">A partir de una trama USB obtenida de cualquier método, tanto por el método anteriormente descrito, como a partir de medios externos, <text:span text:style-name="T20">se pretende poder trabajar sobre ella pudiendo integrar los siguientes aspectos.</text:span></text:p>
              </text:list-item>
            </text:list>
            <text:list xml:id="list2378087037" text:style-name="L5">
              <text:list-item>
                <text:p text:style-name="P50">Capacidad de <text:span text:style-name="T21">almacenar</text:span> la trama en archivos <text:span text:style-name="T21">de capturas, tal como </text:span><text:span text:style-name="T15">pcap</text:span><text:span text:style-name="T21"> </text:span><text:span text:style-name="T56">[8]</text:span><text:span text:style-name="T21">.</text:span></text:p>
              </text:list-item>
              <text:list-item>
                <text:p text:style-name="P50">Creación de un disector <text:span text:style-name="T20">funcional</text:span> para el analizador de paquetes WireShark <text:span text:style-name="T57">[6]</text:span>.</text:p>
              </text:list-item>
              <text:list-item>
                <text:p text:style-name="P51">Plataforma de análisis de dispositivos de interfaz humana (HID), tales como Keylogger o <text:span text:style-name="T9">seguidor de puntero de ratón </text:span><text:span text:style-name="T58">[11]</text:span><text:span text:style-name="T9">.</text:span></text:p>
              </text:list-item>
            </text:list>
            <text:p text:style-name="P23"/>
            <text:p text:style-name="P28">Temporización:</text:p>
            <text:p text:style-name="P28"/>
            <text:p text:style-name="P39">Tal como se ha comentado en los <text:span text:style-name="T10">“Resultados esperados”</text:span>, este proyecto se puede separar en dos grupos. <text:span text:style-name="T66">Ambos, a su vez, pueden dividirse en varios apartados.</text:span></text:p>
            <text:p text:style-name="P38"/>
            <text:list xml:id="list2230695863" text:style-name="L6">
              <text:list-item>
                <text:p text:style-name="P73">Captura y transmisión.</text:p>
              </text:list-item>
            </text:list>
            <text:list xml:id="list2601438802" text:style-name="L7">
              <text:list-item>
                <text:p text:style-name="P74">Diseño de método de transmisión de la trama a un equipo.</text:p>
                <text:p text:style-name="P75"><text:span text:style-name="T74">Para poder llevar un control adecuado, se necesita en primer lugar poder implementar una transmisión básica de información entre el </text:span><text:span text:style-name="T14">FPGA</text:span><text:span text:style-name="T74"> y el equipo de análisis. Esta método de comunicación se prevee que se implemente en </text:span><text:span text:style-name="T48">dos semanas</text:span><text:span text:style-name="T74">, pudiendo añadir pequeñas funcionalidades en el transcurso del siguiente apartado según se necesite.</text:span></text:p>
                <text:p text:style-name="P75"/>
              </text:list-item>
              <text:list-item>
                <text:p text:style-name="P81"><text:span text:style-name="T67">Implementación</text:span> <text:span text:style-name="T67">básica</text:span> de <text:span text:style-name="T70">un método de sincronización y captura del bus USB utilizando un FPGA.</text:span></text:p>
                <text:p text:style-name="P76">Este apartado se puede considerar como el de mayor importancia en este grupo, por eso, se plantea un periodo de realización de <text:span text:style-name="T75">un</text:span> <text:span text:style-name="T75">mes y medio.</text:span></text:p>
                <text:p text:style-name="P75"/>
              </text:list-item>
              <text:list-item>
                <text:p text:style-name="P82">Librería que permita obtener y utilizar la trama transmitida según el método anterior.</text:p>
                <text:p text:style-name="P88">Al depender este apartado de los otros dos anteriores, se pretende desarrollar a la par que el resto, añadiendo funcionalidades a media que se necesiten. <text:span text:style-name="T82">Antes de la finalización de este grupo, se pretende añadir </text:span><text:span text:style-name="T77">una semana</text:span><text:span text:style-name="T82"> extra para depurar, mejorar y limpiar el código implementado en la librería.</text:span></text:p>
                <text:p text:style-name="P88"/>
                <text:p text:style-name="P93">En total se pretende trabajar en este grupo <text:span text:style-name="T83">un total de </text:span><text:span text:style-name="T78">dos meses y </text:span><text:span text:style-name="T79">una semana</text:span><text:span text:style-name="T78">.</text:span></text:p>
              </text:list-item>
            </text:list>
            <text:p text:style-name="P42"/>
            <text:list xml:id="list110507910138118" text:continue-list="list2230695863" text:style-name="L6">
              <text:list-item>
                <text:p text:style-name="P73">Procesado de la trama.</text:p>
              </text:list-item>
            </text:list>
            <text:list xml:id="list2054591039" text:style-name="L8">
              <text:list-item>
                <text:p text:style-name="P83">Utilizando la librería del grupo anterior, ampliarla para poder guardar la trama en un archivo de fácil utilización, como puede ser PCAP.</text:p>
                <text:p text:style-name="P89">Existe multitud de recursos y librería útiles <text:span text:style-name="T61">[13]</text:span> <text:span text:style-name="T84">con los que partir, por tanto, no se plantea un extenso periodo para el desarrollo de este apartado, pudiendo ser este de</text:span><text:span text:style-name="T76"> dos semanas</text:span><text:span text:style-name="T84">.</text:span></text:p>
                <text:p text:style-name="P77"/>
              </text:list-item>
              <text:list-item>
                <text:p text:style-name="P84">Creación de librería de análisis básico de la trama.</text:p>
                <text:p text:style-name="P90">Es en este apartado donde se debe implementar todo el análisis <text:span text:style-name="T90">de la trama</text:span> USB, </text:p>
                <text:p text:style-name="P90"><text:s/><text:span text:style-name="T90">por tanto, se le plantea su realización durante </text:span><text:span text:style-name="T80">un mes y medio</text:span><text:span text:style-name="T90">.</text:span></text:p>
                <text:p text:style-name="P84"/>
              </text:list-item>
              <text:list-item>
                <text:p text:style-name="P85"><text:soft-page-break/>Utilizando la guía de desarrollo propuesta por WireShark <text:span text:style-name="T51">[</text:span><text:span text:style-name="T62">6</text:span><text:span text:style-name="T51">]</text:span>, crear un disector que puede procesar en cierta media la trama dentro <text:span text:style-name="T68">dicho programa.</text:span></text:p>
                <text:p text:style-name="P79">De la misma manera que en le primer apartado, existe una multitud de recursos </text:p>
                <text:p text:style-name="P80">Dos semanas</text:p>
                <text:p text:style-name="P77"/>
              </text:list-item>
              <text:list-item>
                <text:p text:style-name="P86">Utilizando la librería creada o el disector anterior, poder analizar transmisiones de dispositivos de interfaz humana (HID <text:span text:style-name="T63">[</text:span><text:span text:style-name="T64">10</text:span><text:span text:style-name="T63">]</text:span>) <text:span text:style-name="T69">para poder capturar pulsaciones de teclado o movimientos de ratón </text:span><text:span text:style-name="T65">[11]</text:span><text:span text:style-name="T69">.</text:span></text:p>
                <text:p text:style-name="P78">En este apartado se expondrán varios ejemplos de uso del <text:span text:style-name="T91">trabajo</text:span> <text:span text:style-name="T91">desarrollado, por tanto, el tiempo empleado <text:s/></text:span></text:p>
                <text:p text:style-name="P80">Dos semanas</text:p>
              </text:list-item>
            </text:list>
            <text:p text:style-name="P43"/>
            <text:p text:style-name="P43"/>
            <text:p text:style-name="P92"><text:span text:style-name="T34">A parte del tiempo anteriormente utilizado, también se prevee utilizar </text:span><text:span text:style-name="T36">seis </text:span><text:span text:style-name="T34">para </text:span><text:span text:style-name="T35">la redacción del documento final, así como todos los recursos y ayudas necesarios para ello.</text:span></text:p>
            <text:p text:style-name="P45">En total <text:span text:style-name="T81">seis meses</text:span></text:p>
            <text:p text:style-name="P45"><text:span text:style-name="T81"/></text:p>
            <text:p text:style-name="P94">En la siguiente tabla se muestra una distribución temporal más detallada</text:p>
            <text:p text:style-name="P44"/>
            <table:table table:name="Table2" table:style-name="Table2">
              <table:table-column table:style-name="Table2.A" table:number-columns-repeated="2"/>
              <table:table-column table:style-name="Table2.C" table:number-columns-repeated="3"/>
              <table:table-column table:style-name="Table2.A"/>
              <table:table-column table:style-name="Table2.C" table:number-columns-repeated="2"/>
              <table:table-column table:style-name="Table2.I"/>
              <table:table-row>
                <table:table-cell table:style-name="Table2.A1" table:number-columns-spanned="9" office:value-type="string">
                  <table:table table:name="Table74" table:style-name="Table74">
                    <table:table-column table:style-name="Table74.A"/>
                    <table:table-column table:style-name="Table74.B"/>
                    <table:table-column table:style-name="Table74.C"/>
                    <table:table-column table:style-name="Table74.B"/>
                    <table:table-column table:style-name="Table74.E"/>
                    <table:table-column table:style-name="Table74.F"/>
                    <table:table-row>
                      <table:table-cell table:style-name="Table74.A1" office:value-type="string">
                        <text:p text:style-name="P15"/>
                      </table:table-cell>
                      <table:table-cell table:style-name="Table74.A1" office:value-type="string">
                        <text:p text:style-name="P15"/>
                      </table:table-cell>
                      <table:table-cell table:style-name="Table74.A1" office:value-type="string">
                        <text:p text:style-name="P15"/>
                      </table:table-cell>
                      <table:table-cell table:style-name="Table74.A1" office:value-type="string">
                        <text:p text:style-name="P15"/>
                      </table:table-cell>
                      <table:table-cell table:style-name="Table74.A1" office:value-type="string">
                        <text:p text:style-name="P15"/>
                      </table:table-cell>
                      <table:table-cell table:style-name="Table74.A1" office:value-type="string">
                        <text:p text:style-name="P15"/>
                      </table:table-cell>
                    </table:table-row>
                  </table:table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>2017</text:p>
                </table:table-cell>
                <table:table-cell table:style-name="Table2.C2" table:number-columns-spanned="7" office:value-type="string">
                  <text:p text:style-name="P14">2018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99"/>
                </table:table-cell>
                <table:table-cell table:style-name="Table2.B3" office:value-type="string">
                  <text:p text:style-name="P14">Diciembre</text:p>
                </table:table-cell>
                <table:table-cell table:style-name="Table2.C3" office:value-type="string">
                  <text:p text:style-name="P14">Enero</text:p>
                </table:table-cell>
                <table:table-cell table:style-name="Table2.C3" office:value-type="string">
                  <text:p text:style-name="P14">Febrero</text:p>
                </table:table-cell>
                <table:table-cell table:style-name="Table2.C3" office:value-type="string">
                  <text:p text:style-name="P14">Marzo</text:p>
                </table:table-cell>
                <table:table-cell table:style-name="Table2.C3" office:value-type="string">
                  <text:p text:style-name="P14">Abril</text:p>
                </table:table-cell>
                <table:table-cell table:style-name="Table2.C3" office:value-type="string">
                  <text:p text:style-name="P14">Mayo</text:p>
                </table:table-cell>
                <table:table-cell table:style-name="Table2.C3" office:value-type="string">
                  <text:p text:style-name="P14">Junio</text:p>
                </table:table-cell>
                <table:table-cell table:style-name="Table2.B3" office:value-type="string">
                  <text:p text:style-name="P14">Julio</text:p>
                </table:table-cell>
              </table:table-row>
              <table:table-row>
                <table:table-cell table:style-name="Table2.A2" office:value-type="string">
                  <text:p text:style-name="P99"/>
                </table:table-cell>
                <table:table-cell table:style-name="Table2.B4" office:value-type="string">
                  <text:p text:style-name="P14"/>
                </table:table-cell>
                <table:table-cell table:style-name="Table2.B4" office:value-type="string">
                  <table:table table:name="Table19" table:style-name="Table19">
                    <table:table-column table:style-name="Table19.A" table:number-columns-repeated="4"/>
                    <table:table-row>
                      <table:table-cell table:style-name="Table19.A1" office:value-type="string">
                        <text:p text:style-name="P108">1</text:p>
                      </table:table-cell>
                      <table:table-cell table:style-name="Table19.B1" office:value-type="string">
                        <text:p text:style-name="P108">2</text:p>
                      </table:table-cell>
                      <table:table-cell table:style-name="Table19.B1" office:value-type="string">
                        <text:p text:style-name="P108">3</text:p>
                      </table:table-cell>
                      <table:table-cell table:style-name="Table19.B1" office:value-type="string">
                        <text:p text:style-name="P108">4</text:p>
                      </table:table-cell>
                    </table:table-row>
                  </table:table>
                  <text:p text:style-name="P14"/>
                </table:table-cell>
                <table:table-cell table:style-name="Table2.B4" office:value-type="string">
                  <table:table table:name="Table16" table:style-name="Table16">
                    <table:table-column table:style-name="Table16.A" table:number-columns-repeated="4"/>
                    <table:table-row>
                      <table:table-cell table:style-name="Table16.A1" office:value-type="string">
                        <text:p text:style-name="P108">5</text:p>
                      </table:table-cell>
                      <table:table-cell table:style-name="Table16.B1" office:value-type="string">
                        <text:p text:style-name="P108">6</text:p>
                      </table:table-cell>
                      <table:table-cell table:style-name="Table16.B1" office:value-type="string">
                        <text:p text:style-name="P108">7</text:p>
                      </table:table-cell>
                      <table:table-cell table:style-name="Table16.B1" office:value-type="string">
                        <text:p text:style-name="P108">8</text:p>
                      </table:table-cell>
                    </table:table-row>
                  </table:table>
                  <text:p text:style-name="P14"/>
                </table:table-cell>
                <table:table-cell table:style-name="Table2.B4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A"/>
                    <table:table-column table:style-name="Table17.B"/>
                    <table:table-column table:style-name="Table17.A"/>
                    <table:table-row>
                      <table:table-cell table:style-name="Table17.A1" office:value-type="string">
                        <text:p text:style-name="P108">9</text:p>
                      </table:table-cell>
                      <table:table-cell table:style-name="Table17.B1" office:value-type="string">
                        <text:p text:style-name="P108">10</text:p>
                      </table:table-cell>
                      <table:table-cell table:style-name="Table17.B1" office:value-type="string">
                        <text:p text:style-name="P108">11</text:p>
                      </table:table-cell>
                      <table:table-cell table:style-name="Table17.B1" office:value-type="string">
                        <text:p text:style-name="P108">12</text:p>
                      </table:table-cell>
                      <table:table-cell table:style-name="Table17.B1" office:value-type="string">
                        <text:p text:style-name="P108">13</text:p>
                      </table:table-cell>
                    </table:table-row>
                  </table:table>
                  <text:p text:style-name="P14"/>
                </table:table-cell>
                <table:table-cell table:style-name="Table2.B4" office:value-type="string">
                  <table:table table:name="Table20" table:style-name="Table20">
                    <table:table-column table:style-name="Table20.A" table:number-columns-repeated="4"/>
                    <table:table-row>
                      <table:table-cell table:style-name="Table20.A1" office:value-type="string">
                        <text:p text:style-name="P108">14</text:p>
                      </table:table-cell>
                      <table:table-cell table:style-name="Table20.B1" office:value-type="string">
                        <text:p text:style-name="P108">15</text:p>
                      </table:table-cell>
                      <table:table-cell table:style-name="Table20.B1" office:value-type="string">
                        <text:p text:style-name="P108">16</text:p>
                      </table:table-cell>
                      <table:table-cell table:style-name="Table20.B1" office:value-type="string">
                        <text:p text:style-name="P108">17</text:p>
                      </table:table-cell>
                    </table:table-row>
                  </table:table>
                  <text:p text:style-name="P14"/>
                </table:table-cell>
                <table:table-cell table:style-name="Table2.B4" office:value-type="string">
                  <table:table table:name="Table21" table:style-name="Table21">
                    <table:table-column table:style-name="Table21.A"/>
                    <table:table-column table:style-name="Table21.B"/>
                    <table:table-column table:style-name="Table21.A" table:number-columns-repeated="2"/>
                    <table:table-column table:style-name="Table21.B"/>
                    <table:table-row>
                      <table:table-cell table:style-name="Table21.A1" office:value-type="string">
                        <text:p text:style-name="P108">18</text:p>
                      </table:table-cell>
                      <table:table-cell table:style-name="Table21.B1" office:value-type="string">
                        <text:p text:style-name="P108">19</text:p>
                      </table:table-cell>
                      <table:table-cell table:style-name="Table21.B1" office:value-type="string">
                        <text:p text:style-name="P108">20</text:p>
                      </table:table-cell>
                      <table:table-cell table:style-name="Table21.B1" office:value-type="string">
                        <text:p text:style-name="P108">21</text:p>
                      </table:table-cell>
                      <table:table-cell table:style-name="Table21.B1" office:value-type="string">
                        <text:p text:style-name="P108">22</text:p>
                      </table:table-cell>
                    </table:table-row>
                  </table:table>
                  <text:p text:style-name="P14"/>
                </table:table-cell>
                <table:table-cell table:style-name="Table2.B4" office:value-type="string">
                  <table:table table:name="Table22" table:style-name="Table22">
                    <table:table-column table:style-name="Table22.A" table:number-columns-repeated="4"/>
                    <table:table-row>
                      <table:table-cell table:style-name="Table22.A1" office:value-type="string">
                        <text:p text:style-name="P108">23</text:p>
                      </table:table-cell>
                      <table:table-cell table:style-name="Table22.B1" office:value-type="string">
                        <text:p text:style-name="P108">24</text:p>
                      </table:table-cell>
                      <table:table-cell table:style-name="Table22.B1" office:value-type="string">
                        <text:p text:style-name="P108">25</text:p>
                      </table:table-cell>
                      <table:table-cell table:style-name="Table22.B1" office:value-type="string">
                        <text:p text:style-name="P108">26</text:p>
                      </table:table-cell>
                    </table:table-row>
                  </table:table>
                  <text:p text:style-name="P14"/>
                </table:table-cell>
                <table:table-cell table:style-name="Table2.I4" office:value-type="string">
                  <table:table table:name="Table23" table:style-name="Table23">
                    <table:table-column table:style-name="Table23.A" table:number-columns-repeated="4"/>
                    <table:table-row>
                      <table:table-cell table:style-name="Table23.A1" office:value-type="string">
                        <text:p text:style-name="P108">27</text:p>
                      </table:table-cell>
                      <table:table-cell table:style-name="Table23.B1" office:value-type="string">
                        <text:p text:style-name="P108">28</text:p>
                      </table:table-cell>
                      <table:table-cell table:style-name="Table23.B1" office:value-type="string">
                        <text:p text:style-name="P108">29</text:p>
                      </table:table-cell>
                      <table:table-cell table:style-name="Table23.B1" office:value-type="string">
                        <text:p text:style-name="P108">30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98">Anteproyecto y análisis previo</text:p>
                </table:table-cell>
                <table:table-cell table:style-name="Table2.A2" office:value-type="string">
                  <table:table table:name="Table59" table:style-name="Table59">
                    <table:table-column table:style-name="Table59.A"/>
                    <table:table-row>
                      <table:table-cell table:style-name="Table59.A1" office:value-type="string">
                        <text:p text:style-name="P15"/>
                      </table:table-cell>
                    </table:table-row>
                  </table:table>
                  <text:p text:style-name="P95"/>
                </table:table-cell>
                <table:table-cell table:style-name="Table2.A2" office:value-type="string">
                  <text:p text:style-name="P95"/>
                </table:table-cell>
                <table:table-cell table:style-name="Table2.A2" office:value-type="string">
                  <text:p text:style-name="P95"/>
                </table:table-cell>
                <table:table-cell table:style-name="Table2.A2" office:value-type="string">
                  <text:p text:style-name="P9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98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95"/>
                </table:table-cell>
                <table:table-cell table:style-name="Table2.A2" office:value-type="string">
                  <text:p text:style-name="P95"/>
                </table:table-cell>
                <table:table-cell table:style-name="Table2.A2" office:value-type="string">
                  <text:p text:style-name="P9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100">Transmisión de trama</text:p>
                </table:table-cell>
                <table:table-cell table:style-name="Table2.B7" office:value-type="string">
                  <text:p text:style-name="P15"/>
                </table:table-cell>
                <table:table-cell table:style-name="Table2.B7" office:value-type="string">
                  <table:table table:name="Table3" table:style-name="Table3">
                    <table:table-column table:style-name="Table3.A" table:number-columns-repeated="4"/>
                    <table:table-row>
                      <table:table-cell table:style-name="Table3.A1" office:value-type="string">
                        <text:p text:style-name="P108"/>
                      </table:table-cell>
                      <table:table-cell table:style-name="Table3.B1" office:value-type="string">
                        <text:p text:style-name="P108"/>
                      </table:table-cell>
                      <table:table-cell table:style-name="Table3.B1" office:value-type="string">
                        <text:p text:style-name="P108"/>
                      </table:table-cell>
                      <table:table-cell table:style-name="Table3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4" table:style-name="Table4">
                    <table:table-column table:style-name="Table4.A" table:number-columns-repeated="4"/>
                    <table:table-row>
                      <table:table-cell table:style-name="Table4.A1" office:value-type="string">
                        <text:p text:style-name="P108"/>
                      </table:table-cell>
                      <table:table-cell table:style-name="Table4.A1" office:value-type="string">
                        <text:p text:style-name="P108"/>
                      </table:table-cell>
                      <table:table-cell table:style-name="Table4.A1" office:value-type="string">
                        <text:p text:style-name="P108"/>
                      </table:table-cell>
                      <table:table-cell table:style-name="Table4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A"/>
                    <table:table-column table:style-name="Table5.B"/>
                    <table:table-column table:style-name="Table5.A"/>
                    <table:table-row>
                      <table:table-cell table:style-name="Table5.A1" office:value-type="string">
                        <text:p text:style-name="P108"/>
                      </table:table-cell>
                      <table:table-cell table:style-name="Table5.A1" office:value-type="string">
                        <text:p text:style-name="P108"/>
                      </table:table-cell>
                      <table:table-cell table:style-name="Table5.A1" office:value-type="string">
                        <text:p text:style-name="P108"/>
                      </table:table-cell>
                      <table:table-cell table:style-name="Table5.A1" office:value-type="string">
                        <text:p text:style-name="P108"/>
                      </table:table-cell>
                      <table:table-cell table:style-name="Table5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6" table:style-name="Table6">
                    <table:table-column table:style-name="Table6.A" table:number-columns-repeated="4"/>
                    <table:table-row>
                      <table:table-cell table:style-name="Table6.A1" office:value-type="string">
                        <text:p text:style-name="P108"/>
                      </table:table-cell>
                      <table:table-cell table:style-name="Table6.A1" office:value-type="string">
                        <text:p text:style-name="P108"/>
                      </table:table-cell>
                      <table:table-cell table:style-name="Table6.A1" office:value-type="string">
                        <text:p text:style-name="P108"/>
                      </table:table-cell>
                      <table:table-cell table:style-name="Table6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A"/>
                    <table:table-column table:style-name="Table7.B"/>
                    <table:table-column table:style-name="Table7.A"/>
                    <table:table-row>
                      <table:table-cell table:style-name="Table7.A1" office:value-type="string">
                        <text:p text:style-name="P108"/>
                      </table:table-cell>
                      <table:table-cell table:style-name="Table7.A1" office:value-type="string">
                        <text:p text:style-name="P108"/>
                      </table:table-cell>
                      <table:table-cell table:style-name="Table7.A1" office:value-type="string">
                        <text:p text:style-name="P108"/>
                      </table:table-cell>
                      <table:table-cell table:style-name="Table7.A1" office:value-type="string">
                        <text:p text:style-name="P108"/>
                      </table:table-cell>
                      <table:table-cell table:style-name="Table7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8" table:style-name="Table8">
                    <table:table-column table:style-name="Table8.A" table:number-columns-repeated="4"/>
                    <table:table-row>
                      <table:table-cell table:style-name="Table8.A1" office:value-type="string">
                        <text:p text:style-name="P108"/>
                      </table:table-cell>
                      <table:table-cell table:style-name="Table8.A1" office:value-type="string">
                        <text:p text:style-name="P108"/>
                      </table:table-cell>
                      <table:table-cell table:style-name="Table8.A1" office:value-type="string">
                        <text:p text:style-name="P108"/>
                      </table:table-cell>
                      <table:table-cell table:style-name="Table8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9" table:style-name="Table9">
                    <table:table-column table:style-name="Table9.A" table:number-columns-repeated="4"/>
                    <table:table-row>
                      <table:table-cell table:style-name="Table9.A1" office:value-type="string">
                        <text:p text:style-name="P108"/>
                      </table:table-cell>
                      <table:table-cell table:style-name="Table9.A1" office:value-type="string">
                        <text:p text:style-name="P108"/>
                      </table:table-cell>
                      <table:table-cell table:style-name="Table9.A1" office:value-type="string">
                        <text:p text:style-name="P108"/>
                      </table:table-cell>
                      <table:table-cell table:style-name="Table9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8" office:value-type="string">
                  <text:p text:style-name="P101">Captura del BUS</text:p>
                </table:table-cell>
                <table:table-cell table:style-name="Table2.B7" office:value-type="string">
                  <text:p text:style-name="P15"/>
                </table:table-cell>
                <table:table-cell table:style-name="Table2.B7" office:value-type="string">
                  <table:table table:name="Table10" table:style-name="Table10">
                    <table:table-column table:style-name="Table10.A" table:number-columns-repeated="4"/>
                    <table:table-row>
                      <table:table-cell table:style-name="Table10.A1" office:value-type="string">
                        <text:p text:style-name="P108"/>
                      </table:table-cell>
                      <table:table-cell table:style-name="Table10.A1" office:value-type="string">
                        <text:p text:style-name="P108"/>
                      </table:table-cell>
                      <table:table-cell table:style-name="Table10.A1" office:value-type="string">
                        <text:p text:style-name="P108"/>
                      </table:table-cell>
                      <table:table-cell table:style-name="Table10.D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11" table:style-name="Table11">
                    <table:table-column table:style-name="Table11.A" table:number-columns-repeated="4"/>
                    <table:table-row>
                      <table:table-cell table:style-name="Table11.A1" office:value-type="string">
                        <text:p text:style-name="P108"/>
                      </table:table-cell>
                      <table:table-cell table:style-name="Table11.A1" office:value-type="string">
                        <text:p text:style-name="P108"/>
                      </table:table-cell>
                      <table:table-cell table:style-name="Table11.A1" office:value-type="string">
                        <text:p text:style-name="P108"/>
                      </table:table-cell>
                      <table:table-cell table:style-name="Table11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A"/>
                    <table:table-column table:style-name="Table12.B"/>
                    <table:table-column table:style-name="Table12.A"/>
                    <table:table-row>
                      <table:table-cell table:style-name="Table12.A1" office:value-type="string">
                        <text:p text:style-name="P108"/>
                      </table:table-cell>
                      <table:table-cell table:style-name="Table12.B1" office:value-type="string">
                        <text:p text:style-name="P108"/>
                      </table:table-cell>
                      <table:table-cell table:style-name="Table12.C1" office:value-type="string">
                        <text:p text:style-name="P108"/>
                      </table:table-cell>
                      <table:table-cell table:style-name="Table12.D1" office:value-type="string">
                        <text:p text:style-name="P108"/>
                      </table:table-cell>
                      <table:table-cell table:style-name="Table12.E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13" table:style-name="Table13">
                    <table:table-column table:style-name="Table13.A" table:number-columns-repeated="4"/>
                    <table:table-row>
                      <table:table-cell table:style-name="Table13.A1" office:value-type="string">
                        <text:p text:style-name="P108"/>
                      </table:table-cell>
                      <table:table-cell table:style-name="Table13.A1" office:value-type="string">
                        <text:p text:style-name="P108"/>
                      </table:table-cell>
                      <table:table-cell table:style-name="Table13.A1" office:value-type="string">
                        <text:p text:style-name="P108"/>
                      </table:table-cell>
                      <table:table-cell table:style-name="Table13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column table:style-name="Table14.A"/>
                    <table:table-column table:style-name="Table14.B"/>
                    <table:table-column table:style-name="Table14.A"/>
                    <table:table-row>
                      <table:table-cell table:style-name="Table14.A1" office:value-type="string">
                        <text:p text:style-name="P108"/>
                      </table:table-cell>
                      <table:table-cell table:style-name="Table14.A1" office:value-type="string">
                        <text:p text:style-name="P108"/>
                      </table:table-cell>
                      <table:table-cell table:style-name="Table14.A1" office:value-type="string">
                        <text:p text:style-name="P108"/>
                      </table:table-cell>
                      <table:table-cell table:style-name="Table14.A1" office:value-type="string">
                        <text:p text:style-name="P108"/>
                      </table:table-cell>
                      <table:table-cell table:style-name="Table14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15" table:style-name="Table15">
                    <table:table-column table:style-name="Table15.A" table:number-columns-repeated="4"/>
                    <table:table-row>
                      <table:table-cell table:style-name="Table15.A1" office:value-type="string">
                        <text:p text:style-name="P108"/>
                      </table:table-cell>
                      <table:table-cell table:style-name="Table15.A1" office:value-type="string">
                        <text:p text:style-name="P108"/>
                      </table:table-cell>
                      <table:table-cell table:style-name="Table15.A1" office:value-type="string">
                        <text:p text:style-name="P108"/>
                      </table:table-cell>
                      <table:table-cell table:style-name="Table15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18" table:style-name="Table18">
                    <table:table-column table:style-name="Table18.A" table:number-columns-repeated="4"/>
                    <table:table-row>
                      <table:table-cell table:style-name="Table18.A1" office:value-type="string">
                        <text:p text:style-name="P108"/>
                      </table:table-cell>
                      <table:table-cell table:style-name="Table18.A1" office:value-type="string">
                        <text:p text:style-name="P108"/>
                      </table:table-cell>
                      <table:table-cell table:style-name="Table18.A1" office:value-type="string">
                        <text:p text:style-name="P108"/>
                      </table:table-cell>
                      <table:table-cell table:style-name="Table18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103">Librería <text:s/><text:span text:style-name="T88">de transmisión</text:span></text:p>
                </table:table-cell>
                <table:table-cell table:style-name="Table2.B7" office:value-type="string">
                  <text:p text:style-name="P15"/>
                </table:table-cell>
                <table:table-cell table:style-name="Table2.B7" office:value-type="string">
                  <table:table table:name="Table24" table:style-name="Table24">
                    <table:table-column table:style-name="Table24.A" table:number-columns-repeated="4"/>
                    <table:table-row>
                      <table:table-cell table:style-name="Table24.A1" office:value-type="string">
                        <text:p text:style-name="P108"/>
                      </table:table-cell>
                      <table:table-cell table:style-name="Table24.B1" office:value-type="string">
                        <text:p text:style-name="P108"/>
                      </table:table-cell>
                      <table:table-cell table:style-name="Table24.B1" office:value-type="string">
                        <text:p text:style-name="P108"/>
                      </table:table-cell>
                      <table:table-cell table:style-name="Table24.B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25" table:style-name="Table25">
                    <table:table-column table:style-name="Table25.A" table:number-columns-repeated="4"/>
                    <table:table-row>
                      <table:table-cell table:style-name="Table25.A1" office:value-type="string">
                        <text:p text:style-name="P108"/>
                      </table:table-cell>
                      <table:table-cell table:style-name="Table25.A1" office:value-type="string">
                        <text:p text:style-name="P108"/>
                      </table:table-cell>
                      <table:table-cell table:style-name="Table25.A1" office:value-type="string">
                        <text:p text:style-name="P108"/>
                      </table:table-cell>
                      <table:table-cell table:style-name="Table25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26" table:style-name="Table26">
                    <table:table-column table:style-name="Table26.A"/>
                    <table:table-column table:style-name="Table26.B"/>
                    <table:table-column table:style-name="Table26.A"/>
                    <table:table-column table:style-name="Table26.B"/>
                    <table:table-column table:style-name="Table26.A"/>
                    <table:table-row>
                      <table:table-cell table:style-name="Table26.A1" office:value-type="string">
                        <text:p text:style-name="P108"/>
                      </table:table-cell>
                      <table:table-cell table:style-name="Table26.B1" office:value-type="string">
                        <text:p text:style-name="P108"/>
                      </table:table-cell>
                      <table:table-cell table:style-name="Table26.C1" office:value-type="string">
                        <text:p text:style-name="P108"/>
                      </table:table-cell>
                      <table:table-cell table:style-name="Table26.D1" office:value-type="string">
                        <text:p text:style-name="P108"/>
                      </table:table-cell>
                      <table:table-cell table:style-name="Table26.E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27" table:style-name="Table27">
                    <table:table-column table:style-name="Table27.A" table:number-columns-repeated="4"/>
                    <table:table-row>
                      <table:table-cell table:style-name="Table27.A1" office:value-type="string">
                        <text:p text:style-name="P108"/>
                      </table:table-cell>
                      <table:table-cell table:style-name="Table27.A1" office:value-type="string">
                        <text:p text:style-name="P108"/>
                      </table:table-cell>
                      <table:table-cell table:style-name="Table27.A1" office:value-type="string">
                        <text:p text:style-name="P108"/>
                      </table:table-cell>
                      <table:table-cell table:style-name="Table27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28" table:style-name="Table28">
                    <table:table-column table:style-name="Table28.A"/>
                    <table:table-column table:style-name="Table28.B"/>
                    <table:table-column table:style-name="Table28.A"/>
                    <table:table-column table:style-name="Table28.B"/>
                    <table:table-column table:style-name="Table28.A"/>
                    <table:table-row>
                      <table:table-cell table:style-name="Table28.A1" office:value-type="string">
                        <text:p text:style-name="P108"/>
                      </table:table-cell>
                      <table:table-cell table:style-name="Table28.A1" office:value-type="string">
                        <text:p text:style-name="P108"/>
                      </table:table-cell>
                      <table:table-cell table:style-name="Table28.A1" office:value-type="string">
                        <text:p text:style-name="P108"/>
                      </table:table-cell>
                      <table:table-cell table:style-name="Table28.A1" office:value-type="string">
                        <text:p text:style-name="P108"/>
                      </table:table-cell>
                      <table:table-cell table:style-name="Table28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29" table:style-name="Table29">
                    <table:table-column table:style-name="Table29.A" table:number-columns-repeated="4"/>
                    <table:table-row>
                      <table:table-cell table:style-name="Table29.A1" office:value-type="string">
                        <text:p text:style-name="P108"/>
                      </table:table-cell>
                      <table:table-cell table:style-name="Table29.A1" office:value-type="string">
                        <text:p text:style-name="P108"/>
                      </table:table-cell>
                      <table:table-cell table:style-name="Table29.A1" office:value-type="string">
                        <text:p text:style-name="P108"/>
                      </table:table-cell>
                      <table:table-cell table:style-name="Table29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B7" office:value-type="string">
                  <table:table table:name="Table30" table:style-name="Table30">
                    <table:table-column table:style-name="Table30.A" table:number-columns-repeated="4"/>
                    <table:table-row>
                      <table:table-cell table:style-name="Table30.A1" office:value-type="string">
                        <text:p text:style-name="P108"/>
                      </table:table-cell>
                      <table:table-cell table:style-name="Table30.A1" office:value-type="string">
                        <text:p text:style-name="P108"/>
                      </table:table-cell>
                      <table:table-cell table:style-name="Table30.A1" office:value-type="string">
                        <text:p text:style-name="P108"/>
                      </table:table-cell>
                      <table:table-cell table:style-name="Table30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102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104">Salvado <text:span text:style-name="T87">de trama</text:span> en archivo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1" table:style-name="Table31">
                    <table:table-column table:style-name="Table31.A" table:number-columns-repeated="4"/>
                    <table:table-row>
                      <table:table-cell table:style-name="Table31.A1" office:value-type="string">
                        <text:p text:style-name="P108"/>
                      </table:table-cell>
                      <table:table-cell table:style-name="Table31.A1" office:value-type="string">
                        <text:p text:style-name="P108"/>
                      </table:table-cell>
                      <table:table-cell table:style-name="Table31.A1" office:value-type="string">
                        <text:p text:style-name="P108"/>
                      </table:table-cell>
                      <table:table-cell table:style-name="Table31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2" table:style-name="Table32">
                    <table:table-column table:style-name="Table32.A" table:number-columns-repeated="4"/>
                    <table:table-row>
                      <table:table-cell table:style-name="Table32.A1" office:value-type="string">
                        <text:p text:style-name="P108"/>
                      </table:table-cell>
                      <table:table-cell table:style-name="Table32.A1" office:value-type="string">
                        <text:p text:style-name="P108"/>
                      </table:table-cell>
                      <table:table-cell table:style-name="Table32.A1" office:value-type="string">
                        <text:p text:style-name="P108"/>
                      </table:table-cell>
                      <table:table-cell table:style-name="Table32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3" table:style-name="Table33">
                    <table:table-column table:style-name="Table33.A"/>
                    <table:table-column table:style-name="Table33.B"/>
                    <table:table-column table:style-name="Table33.A"/>
                    <table:table-column table:style-name="Table33.B"/>
                    <table:table-column table:style-name="Table33.A"/>
                    <table:table-row>
                      <table:table-cell table:style-name="Table33.A1" office:value-type="string">
                        <text:p text:style-name="P108"/>
                      </table:table-cell>
                      <table:table-cell table:style-name="Table33.A1" office:value-type="string">
                        <text:p text:style-name="P108"/>
                      </table:table-cell>
                      <table:table-cell table:style-name="Table33.C1" office:value-type="string">
                        <text:p text:style-name="P108"/>
                      </table:table-cell>
                      <table:table-cell table:style-name="Table33.C1" office:value-type="string">
                        <text:p text:style-name="P108"/>
                      </table:table-cell>
                      <table:table-cell table:style-name="Table33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4" table:style-name="Table34">
                    <table:table-column table:style-name="Table34.A" table:number-columns-repeated="4"/>
                    <table:table-row>
                      <table:table-cell table:style-name="Table34.A1" office:value-type="string">
                        <text:p text:style-name="P108"/>
                      </table:table-cell>
                      <table:table-cell table:style-name="Table34.A1" office:value-type="string">
                        <text:p text:style-name="P108"/>
                      </table:table-cell>
                      <table:table-cell table:style-name="Table34.A1" office:value-type="string">
                        <text:p text:style-name="P108"/>
                      </table:table-cell>
                      <table:table-cell table:style-name="Table34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5" table:style-name="Table35">
                    <table:table-column table:style-name="Table35.A"/>
                    <table:table-column table:style-name="Table35.B"/>
                    <table:table-column table:style-name="Table35.A"/>
                    <table:table-column table:style-name="Table35.B"/>
                    <table:table-column table:style-name="Table35.A"/>
                    <table:table-row>
                      <table:table-cell table:style-name="Table35.A1" office:value-type="string">
                        <text:p text:style-name="P108"/>
                      </table:table-cell>
                      <table:table-cell table:style-name="Table35.A1" office:value-type="string">
                        <text:p text:style-name="P108"/>
                      </table:table-cell>
                      <table:table-cell table:style-name="Table35.A1" office:value-type="string">
                        <text:p text:style-name="P108"/>
                      </table:table-cell>
                      <table:table-cell table:style-name="Table35.A1" office:value-type="string">
                        <text:p text:style-name="P108"/>
                      </table:table-cell>
                      <table:table-cell table:style-name="Table35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6" table:style-name="Table36">
                    <table:table-column table:style-name="Table36.A" table:number-columns-repeated="4"/>
                    <table:table-row>
                      <table:table-cell table:style-name="Table36.A1" office:value-type="string">
                        <text:p text:style-name="P108"/>
                      </table:table-cell>
                      <table:table-cell table:style-name="Table36.A1" office:value-type="string">
                        <text:p text:style-name="P108"/>
                      </table:table-cell>
                      <table:table-cell table:style-name="Table36.A1" office:value-type="string">
                        <text:p text:style-name="P108"/>
                      </table:table-cell>
                      <table:table-cell table:style-name="Table36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7" table:style-name="Table37">
                    <table:table-column table:style-name="Table37.A" table:number-columns-repeated="4"/>
                    <table:table-row>
                      <table:table-cell table:style-name="Table37.A1" office:value-type="string">
                        <text:p text:style-name="P108"/>
                      </table:table-cell>
                      <table:table-cell table:style-name="Table37.A1" office:value-type="string">
                        <text:p text:style-name="P108"/>
                      </table:table-cell>
                      <table:table-cell table:style-name="Table37.A1" office:value-type="string">
                        <text:p text:style-name="P108"/>
                      </table:table-cell>
                      <table:table-cell table:style-name="Table37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8" office:value-type="string">
                  <text:p text:style-name="P105">Librería de <text:span text:style-name="T89">análisis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8" table:style-name="Table38">
                    <table:table-column table:style-name="Table38.A" table:number-columns-repeated="4"/>
                    <table:table-row>
                      <table:table-cell table:style-name="Table38.A1" office:value-type="string">
                        <text:p text:style-name="P108"/>
                      </table:table-cell>
                      <table:table-cell table:style-name="Table38.A1" office:value-type="string">
                        <text:p text:style-name="P108"/>
                      </table:table-cell>
                      <table:table-cell table:style-name="Table38.A1" office:value-type="string">
                        <text:p text:style-name="P108"/>
                      </table:table-cell>
                      <table:table-cell table:style-name="Table38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9" table:style-name="Table39">
                    <table:table-column table:style-name="Table39.A" table:number-columns-repeated="4"/>
                    <table:table-row>
                      <table:table-cell table:style-name="Table39.A1" office:value-type="string">
                        <text:p text:style-name="P108"/>
                      </table:table-cell>
                      <table:table-cell table:style-name="Table39.A1" office:value-type="string">
                        <text:p text:style-name="P108"/>
                      </table:table-cell>
                      <table:table-cell table:style-name="Table39.A1" office:value-type="string">
                        <text:p text:style-name="P108"/>
                      </table:table-cell>
                      <table:table-cell table:style-name="Table39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0" table:style-name="Table40">
                    <table:table-column table:style-name="Table40.A"/>
                    <table:table-column table:style-name="Table40.B"/>
                    <table:table-column table:style-name="Table40.A"/>
                    <table:table-column table:style-name="Table40.B"/>
                    <table:table-column table:style-name="Table40.A"/>
                    <table:table-row>
                      <table:table-cell table:style-name="Table40.A1" office:value-type="string">
                        <text:p text:style-name="P108"/>
                      </table:table-cell>
                      <table:table-cell table:style-name="Table40.A1" office:value-type="string">
                        <text:p text:style-name="P108"/>
                      </table:table-cell>
                      <table:table-cell table:style-name="Table40.A1" office:value-type="string">
                        <text:p text:style-name="P108"/>
                      </table:table-cell>
                      <table:table-cell table:style-name="Table40.A1" office:value-type="string">
                        <text:p text:style-name="P108"/>
                      </table:table-cell>
                      <table:table-cell table:style-name="Table40.E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1" table:style-name="Table41">
                    <table:table-column table:style-name="Table41.A" table:number-columns-repeated="4"/>
                    <table:table-row>
                      <table:table-cell table:style-name="Table41.A1" office:value-type="string">
                        <text:p text:style-name="P108"/>
                      </table:table-cell>
                      <table:table-cell table:style-name="Table41.A1" office:value-type="string">
                        <text:p text:style-name="P108"/>
                      </table:table-cell>
                      <table:table-cell table:style-name="Table41.A1" office:value-type="string">
                        <text:p text:style-name="P108"/>
                      </table:table-cell>
                      <table:table-cell table:style-name="Table41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2" table:style-name="Table42">
                    <table:table-column table:style-name="Table42.A"/>
                    <table:table-column table:style-name="Table42.B"/>
                    <table:table-column table:style-name="Table42.A"/>
                    <table:table-column table:style-name="Table42.B"/>
                    <table:table-column table:style-name="Table42.A"/>
                    <table:table-row>
                      <table:table-cell table:style-name="Table42.A1" office:value-type="string">
                        <text:p text:style-name="P108"/>
                      </table:table-cell>
                      <table:table-cell table:style-name="Table42.B1" office:value-type="string">
                        <text:p text:style-name="P108"/>
                      </table:table-cell>
                      <table:table-cell table:style-name="Table42.C1" office:value-type="string">
                        <text:p text:style-name="P108"/>
                      </table:table-cell>
                      <table:table-cell table:style-name="Table42.D1" office:value-type="string">
                        <text:p text:style-name="P108"/>
                      </table:table-cell>
                      <table:table-cell table:style-name="Table42.E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3" table:style-name="Table43">
                    <table:table-column table:style-name="Table43.A" table:number-columns-repeated="4"/>
                    <table:table-row>
                      <table:table-cell table:style-name="Table43.A1" office:value-type="string">
                        <text:p text:style-name="P108"/>
                      </table:table-cell>
                      <table:table-cell table:style-name="Table43.A1" office:value-type="string">
                        <text:p text:style-name="P108"/>
                      </table:table-cell>
                      <table:table-cell table:style-name="Table43.A1" office:value-type="string">
                        <text:p text:style-name="P108"/>
                      </table:table-cell>
                      <table:table-cell table:style-name="Table43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4" table:style-name="Table44">
                    <table:table-column table:style-name="Table44.A" table:number-columns-repeated="4"/>
                    <table:table-row>
                      <table:table-cell table:style-name="Table44.A1" office:value-type="string">
                        <text:p text:style-name="P108"/>
                      </table:table-cell>
                      <table:table-cell table:style-name="Table44.A1" office:value-type="string">
                        <text:p text:style-name="P108"/>
                      </table:table-cell>
                      <table:table-cell table:style-name="Table44.A1" office:value-type="string">
                        <text:p text:style-name="P108"/>
                      </table:table-cell>
                      <table:table-cell table:style-name="Table44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8" office:value-type="string">
                  <text:p text:style-name="P105">Disector WireShark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45" table:style-name="Table45">
                    <table:table-column table:style-name="Table45.A" table:number-columns-repeated="4"/>
                    <table:table-row>
                      <table:table-cell table:style-name="Table45.A1" office:value-type="string">
                        <text:p text:style-name="P108"/>
                      </table:table-cell>
                      <table:table-cell table:style-name="Table45.A1" office:value-type="string">
                        <text:p text:style-name="P108"/>
                      </table:table-cell>
                      <table:table-cell table:style-name="Table45.A1" office:value-type="string">
                        <text:p text:style-name="P108"/>
                      </table:table-cell>
                      <table:table-cell table:style-name="Table45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6" table:style-name="Table46">
                    <table:table-column table:style-name="Table46.A" table:number-columns-repeated="4"/>
                    <table:table-row>
                      <table:table-cell table:style-name="Table46.A1" office:value-type="string">
                        <text:p text:style-name="P108"/>
                      </table:table-cell>
                      <table:table-cell table:style-name="Table46.A1" office:value-type="string">
                        <text:p text:style-name="P108"/>
                      </table:table-cell>
                      <table:table-cell table:style-name="Table46.A1" office:value-type="string">
                        <text:p text:style-name="P108"/>
                      </table:table-cell>
                      <table:table-cell table:style-name="Table46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7" table:style-name="Table47">
                    <table:table-column table:style-name="Table47.A"/>
                    <table:table-column table:style-name="Table47.B"/>
                    <table:table-column table:style-name="Table47.A"/>
                    <table:table-column table:style-name="Table47.B"/>
                    <table:table-column table:style-name="Table47.A"/>
                    <table:table-row>
                      <table:table-cell table:style-name="Table47.A1" office:value-type="string">
                        <text:p text:style-name="P108"/>
                      </table:table-cell>
                      <table:table-cell table:style-name="Table47.A1" office:value-type="string">
                        <text:p text:style-name="P108"/>
                      </table:table-cell>
                      <table:table-cell table:style-name="Table47.A1" office:value-type="string">
                        <text:p text:style-name="P108"/>
                      </table:table-cell>
                      <table:table-cell table:style-name="Table47.A1" office:value-type="string">
                        <text:p text:style-name="P108"/>
                      </table:table-cell>
                      <table:table-cell table:style-name="Table47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8" table:style-name="Table48">
                    <table:table-column table:style-name="Table48.A" table:number-columns-repeated="4"/>
                    <table:table-row>
                      <table:table-cell table:style-name="Table48.A1" office:value-type="string">
                        <text:p text:style-name="P108"/>
                      </table:table-cell>
                      <table:table-cell table:style-name="Table48.A1" office:value-type="string">
                        <text:p text:style-name="P108"/>
                      </table:table-cell>
                      <table:table-cell table:style-name="Table48.A1" office:value-type="string">
                        <text:p text:style-name="P108"/>
                      </table:table-cell>
                      <table:table-cell table:style-name="Table48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9" table:style-name="Table49">
                    <table:table-column table:style-name="Table49.A"/>
                    <table:table-column table:style-name="Table49.B"/>
                    <table:table-column table:style-name="Table49.A"/>
                    <table:table-column table:style-name="Table49.B"/>
                    <table:table-column table:style-name="Table49.A"/>
                    <table:table-row>
                      <table:table-cell table:style-name="Table49.A1" office:value-type="string">
                        <text:p text:style-name="P108"/>
                      </table:table-cell>
                      <table:table-cell table:style-name="Table49.B1" office:value-type="string">
                        <text:p text:style-name="P108"/>
                      </table:table-cell>
                      <table:table-cell table:style-name="Table49.B1" office:value-type="string">
                        <text:p text:style-name="P108"/>
                      </table:table-cell>
                      <table:table-cell table:style-name="Table49.A1" office:value-type="string">
                        <text:p text:style-name="P108"/>
                      </table:table-cell>
                      <table:table-cell table:style-name="Table49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0" table:style-name="Table50">
                    <table:table-column table:style-name="Table50.A" table:number-columns-repeated="4"/>
                    <table:table-row>
                      <table:table-cell table:style-name="Table50.A1" office:value-type="string">
                        <text:p text:style-name="P108"/>
                      </table:table-cell>
                      <table:table-cell table:style-name="Table50.A1" office:value-type="string">
                        <text:p text:style-name="P108"/>
                      </table:table-cell>
                      <table:table-cell table:style-name="Table50.A1" office:value-type="string">
                        <text:p text:style-name="P108"/>
                      </table:table-cell>
                      <table:table-cell table:style-name="Table50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1" table:style-name="Table51">
                    <table:table-column table:style-name="Table51.A" table:number-columns-repeated="4"/>
                    <table:table-row>
                      <table:table-cell table:style-name="Table51.A1" office:value-type="string">
                        <text:p text:style-name="P108"/>
                      </table:table-cell>
                      <table:table-cell table:style-name="Table51.A1" office:value-type="string">
                        <text:p text:style-name="P108"/>
                      </table:table-cell>
                      <table:table-cell table:style-name="Table51.A1" office:value-type="string">
                        <text:p text:style-name="P108"/>
                      </table:table-cell>
                      <table:table-cell table:style-name="Table51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105">Ejemplos de captación HID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52" table:style-name="Table52">
                    <table:table-column table:style-name="Table52.A" table:number-columns-repeated="4"/>
                    <table:table-row>
                      <table:table-cell table:style-name="Table52.A1" office:value-type="string">
                        <text:p text:style-name="P108"/>
                      </table:table-cell>
                      <table:table-cell table:style-name="Table52.A1" office:value-type="string">
                        <text:p text:style-name="P108"/>
                      </table:table-cell>
                      <table:table-cell table:style-name="Table52.A1" office:value-type="string">
                        <text:p text:style-name="P108"/>
                      </table:table-cell>
                      <table:table-cell table:style-name="Table52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3" table:style-name="Table53">
                    <table:table-column table:style-name="Table53.A" table:number-columns-repeated="4"/>
                    <table:table-row>
                      <table:table-cell table:style-name="Table53.A1" office:value-type="string">
                        <text:p text:style-name="P108"/>
                      </table:table-cell>
                      <table:table-cell table:style-name="Table53.A1" office:value-type="string">
                        <text:p text:style-name="P108"/>
                      </table:table-cell>
                      <table:table-cell table:style-name="Table53.A1" office:value-type="string">
                        <text:p text:style-name="P108"/>
                      </table:table-cell>
                      <table:table-cell table:style-name="Table53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4" table:style-name="Table54">
                    <table:table-column table:style-name="Table54.A"/>
                    <table:table-column table:style-name="Table54.B"/>
                    <table:table-column table:style-name="Table54.A"/>
                    <table:table-column table:style-name="Table54.B"/>
                    <table:table-column table:style-name="Table54.A"/>
                    <table:table-row>
                      <table:table-cell table:style-name="Table54.A1" office:value-type="string">
                        <text:p text:style-name="P108"/>
                      </table:table-cell>
                      <table:table-cell table:style-name="Table54.A1" office:value-type="string">
                        <text:p text:style-name="P108"/>
                      </table:table-cell>
                      <table:table-cell table:style-name="Table54.A1" office:value-type="string">
                        <text:p text:style-name="P108"/>
                      </table:table-cell>
                      <table:table-cell table:style-name="Table54.A1" office:value-type="string">
                        <text:p text:style-name="P108"/>
                      </table:table-cell>
                      <table:table-cell table:style-name="Table54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5" table:style-name="Table55">
                    <table:table-column table:style-name="Table55.A" table:number-columns-repeated="4"/>
                    <table:table-row>
                      <table:table-cell table:style-name="Table55.A1" office:value-type="string">
                        <text:p text:style-name="P108"/>
                      </table:table-cell>
                      <table:table-cell table:style-name="Table55.A1" office:value-type="string">
                        <text:p text:style-name="P108"/>
                      </table:table-cell>
                      <table:table-cell table:style-name="Table55.A1" office:value-type="string">
                        <text:p text:style-name="P108"/>
                      </table:table-cell>
                      <table:table-cell table:style-name="Table55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6" table:style-name="Table56">
                    <table:table-column table:style-name="Table56.A"/>
                    <table:table-column table:style-name="Table56.B"/>
                    <table:table-column table:style-name="Table56.A"/>
                    <table:table-column table:style-name="Table56.B"/>
                    <table:table-column table:style-name="Table56.A"/>
                    <table:table-row>
                      <table:table-cell table:style-name="Table56.A1" office:value-type="string">
                        <text:p text:style-name="P108"/>
                      </table:table-cell>
                      <table:table-cell table:style-name="Table56.A1" office:value-type="string">
                        <text:p text:style-name="P108"/>
                      </table:table-cell>
                      <table:table-cell table:style-name="Table56.A1" office:value-type="string">
                        <text:p text:style-name="P108"/>
                      </table:table-cell>
                      <table:table-cell table:style-name="Table56.D1" office:value-type="string">
                        <text:p text:style-name="P108"/>
                      </table:table-cell>
                      <table:table-cell table:style-name="Table56.D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7" table:style-name="Table57">
                    <table:table-column table:style-name="Table57.A" table:number-columns-repeated="4"/>
                    <table:table-row>
                      <table:table-cell table:style-name="Table57.A1" office:value-type="string">
                        <text:p text:style-name="P108"/>
                      </table:table-cell>
                      <table:table-cell table:style-name="Table57.A1" office:value-type="string">
                        <text:p text:style-name="P108"/>
                      </table:table-cell>
                      <table:table-cell table:style-name="Table57.A1" office:value-type="string">
                        <text:p text:style-name="P108"/>
                      </table:table-cell>
                      <table:table-cell table:style-name="Table57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8" table:style-name="Table58">
                    <table:table-column table:style-name="Table58.A" table:number-columns-repeated="4"/>
                    <table:table-row>
                      <table:table-cell table:style-name="Table58.A1" office:value-type="string">
                        <text:p text:style-name="P108"/>
                      </table:table-cell>
                      <table:table-cell table:style-name="Table58.A1" office:value-type="string">
                        <text:p text:style-name="P108"/>
                      </table:table-cell>
                      <table:table-cell table:style-name="Table58.A1" office:value-type="string">
                        <text:p text:style-name="P108"/>
                      </table:table-cell>
                      <table:table-cell table:style-name="Table58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10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08"/>
                </table:table-cell>
                <table:table-cell table:style-name="Table2.A2" office:value-type="string">
                  <text:p text:style-name="P108"/>
                </table:table-cell>
                <table:table-cell table:style-name="Table2.A2" office:value-type="string">
                  <text:p text:style-name="P108"/>
                </table:table-cell>
                <table:table-cell table:style-name="Table2.A2" office:value-type="string">
                  <text:p text:style-name="P108"/>
                </table:table-cell>
                <table:table-cell table:style-name="Table2.A2" office:value-type="string">
                  <text:p text:style-name="P108"/>
                </table:table-cell>
                <table:table-cell table:style-name="Table2.A2" office:value-type="string">
                  <text:p text:style-name="P108"/>
                </table:table-cell>
                <table:table-cell table:style-name="Table2.A2" office:value-type="string">
                  <text:p text:style-name="P108"/>
                </table:table-cell>
              </table:table-row>
              <table:table-row>
                <table:table-cell table:style-name="Table2.A16" office:value-type="string">
                  <text:p text:style-name="P107">Resumen de resultados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0" table:style-name="Table60">
                    <table:table-column table:style-name="Table60.A" table:number-columns-repeated="4"/>
                    <table:table-row>
                      <table:table-cell table:style-name="Table60.A1" office:value-type="string">
                        <text:p text:style-name="P108"/>
                      </table:table-cell>
                      <table:table-cell table:style-name="Table60.B1" office:value-type="string">
                        <text:p text:style-name="P108"/>
                      </table:table-cell>
                      <table:table-cell table:style-name="Table60.B1" office:value-type="string">
                        <text:p text:style-name="P108"/>
                      </table:table-cell>
                      <table:table-cell table:style-name="Table60.B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1" table:style-name="Table61">
                    <table:table-column table:style-name="Table61.A" table:number-columns-repeated="4"/>
                    <table:table-row>
                      <table:table-cell table:style-name="Table61.A1" office:value-type="string">
                        <text:p text:style-name="P108"/>
                      </table:table-cell>
                      <table:table-cell table:style-name="Table61.A1" office:value-type="string">
                        <text:p text:style-name="P108"/>
                      </table:table-cell>
                      <table:table-cell table:style-name="Table61.A1" office:value-type="string">
                        <text:p text:style-name="P108"/>
                      </table:table-cell>
                      <table:table-cell table:style-name="Table61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2" table:style-name="Table62">
                    <table:table-column table:style-name="Table62.A" table:number-columns-repeated="4"/>
                    <table:table-column table:style-name="Table62.E"/>
                    <table:table-row>
                      <table:table-cell table:style-name="Table62.A1" office:value-type="string">
                        <text:p text:style-name="P108"/>
                      </table:table-cell>
                      <table:table-cell table:style-name="Table62.B1" office:value-type="string">
                        <text:p text:style-name="P108"/>
                      </table:table-cell>
                      <table:table-cell table:style-name="Table62.A1" office:value-type="string">
                        <text:p text:style-name="P108"/>
                      </table:table-cell>
                      <table:table-cell table:style-name="Table62.A1" office:value-type="string">
                        <text:p text:style-name="P108"/>
                      </table:table-cell>
                      <table:table-cell table:style-name="Table62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3" table:style-name="Table63">
                    <table:table-column table:style-name="Table63.A" table:number-columns-repeated="4"/>
                    <table:table-row>
                      <table:table-cell table:style-name="Table63.A1" office:value-type="string">
                        <text:p text:style-name="P108"/>
                      </table:table-cell>
                      <table:table-cell table:style-name="Table63.A1" office:value-type="string">
                        <text:p text:style-name="P108"/>
                      </table:table-cell>
                      <table:table-cell table:style-name="Table63.A1" office:value-type="string">
                        <text:p text:style-name="P108"/>
                      </table:table-cell>
                      <table:table-cell table:style-name="Table63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4" table:style-name="Table64">
                    <table:table-column table:style-name="Table64.A"/>
                    <table:table-column table:style-name="Table64.B"/>
                    <table:table-column table:style-name="Table64.A"/>
                    <table:table-column table:style-name="Table64.B"/>
                    <table:table-column table:style-name="Table64.A"/>
                    <table:table-row>
                      <table:table-cell table:style-name="Table64.A1" office:value-type="string">
                        <text:p text:style-name="P108"/>
                      </table:table-cell>
                      <table:table-cell table:style-name="Table64.A1" office:value-type="string">
                        <text:p text:style-name="P108"/>
                      </table:table-cell>
                      <table:table-cell table:style-name="Table64.A1" office:value-type="string">
                        <text:p text:style-name="P108"/>
                      </table:table-cell>
                      <table:table-cell table:style-name="Table64.A1" office:value-type="string">
                        <text:p text:style-name="P108"/>
                      </table:table-cell>
                      <table:table-cell table:style-name="Table64.E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5" table:style-name="Table65">
                    <table:table-column table:style-name="Table65.A" table:number-columns-repeated="4"/>
                    <table:table-row>
                      <table:table-cell table:style-name="Table65.A1" office:value-type="string">
                        <text:p text:style-name="P109"/>
                      </table:table-cell>
                      <table:table-cell table:style-name="Table65.C1" office:value-type="string">
                        <text:p text:style-name="P108"/>
                      </table:table-cell>
                      <table:table-cell table:style-name="Table65.C1" office:value-type="string">
                        <text:p text:style-name="P108"/>
                      </table:table-cell>
                      <table:table-cell table:style-name="Table65.D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6" table:style-name="Table66">
                    <table:table-column table:style-name="Table66.A" table:number-columns-repeated="4"/>
                    <table:table-row>
                      <table:table-cell table:style-name="Table66.A1" office:value-type="string">
                        <text:p text:style-name="P108"/>
                      </table:table-cell>
                      <table:table-cell table:style-name="Table66.A1" office:value-type="string">
                        <text:p text:style-name="P108"/>
                      </table:table-cell>
                      <table:table-cell table:style-name="Table66.A1" office:value-type="string">
                        <text:p text:style-name="P108"/>
                      </table:table-cell>
                      <table:table-cell table:style-name="Table66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106">Redacción de <text:span text:style-name="T92">memoria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7" table:style-name="Table67">
                    <table:table-column table:style-name="Table67.A" table:number-columns-repeated="4"/>
                    <table:table-row>
                      <table:table-cell table:style-name="Table67.A1" office:value-type="string">
                        <text:p text:style-name="P108"/>
                      </table:table-cell>
                      <table:table-cell table:style-name="Table67.A1" office:value-type="string">
                        <text:p text:style-name="P108"/>
                      </table:table-cell>
                      <table:table-cell table:style-name="Table67.A1" office:value-type="string">
                        <text:p text:style-name="P108"/>
                      </table:table-cell>
                      <table:table-cell table:style-name="Table67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8" table:style-name="Table68">
                    <table:table-column table:style-name="Table68.A" table:number-columns-repeated="4"/>
                    <table:table-row>
                      <table:table-cell table:style-name="Table68.A1" office:value-type="string">
                        <text:p text:style-name="P108"/>
                      </table:table-cell>
                      <table:table-cell table:style-name="Table68.A1" office:value-type="string">
                        <text:p text:style-name="P108"/>
                      </table:table-cell>
                      <table:table-cell table:style-name="Table68.A1" office:value-type="string">
                        <text:p text:style-name="P108"/>
                      </table:table-cell>
                      <table:table-cell table:style-name="Table68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9" table:style-name="Table69">
                    <table:table-column table:style-name="Table69.A"/>
                    <table:table-column table:style-name="Table69.B"/>
                    <table:table-column table:style-name="Table69.A"/>
                    <table:table-column table:style-name="Table69.B"/>
                    <table:table-column table:style-name="Table69.A"/>
                    <table:table-row>
                      <table:table-cell table:style-name="Table69.A1" office:value-type="string">
                        <text:p text:style-name="P108"/>
                      </table:table-cell>
                      <table:table-cell table:style-name="Table69.A1" office:value-type="string">
                        <text:p text:style-name="P108"/>
                      </table:table-cell>
                      <table:table-cell table:style-name="Table69.A1" office:value-type="string">
                        <text:p text:style-name="P108"/>
                      </table:table-cell>
                      <table:table-cell table:style-name="Table69.D1" office:value-type="string">
                        <text:p text:style-name="P108"/>
                      </table:table-cell>
                      <table:table-cell table:style-name="Table69.E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0" table:style-name="Table70">
                    <table:table-column table:style-name="Table70.A" table:number-columns-repeated="4"/>
                    <table:table-row>
                      <table:table-cell table:style-name="Table70.A1" office:value-type="string">
                        <text:p text:style-name="P108"/>
                      </table:table-cell>
                      <table:table-cell table:style-name="Table70.A1" office:value-type="string">
                        <text:p text:style-name="P108"/>
                      </table:table-cell>
                      <table:table-cell table:style-name="Table70.A1" office:value-type="string">
                        <text:p text:style-name="P108"/>
                      </table:table-cell>
                      <table:table-cell table:style-name="Table70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1" table:style-name="Table71">
                    <table:table-column table:style-name="Table71.A"/>
                    <table:table-column table:style-name="Table71.B"/>
                    <table:table-column table:style-name="Table71.A"/>
                    <table:table-column table:style-name="Table71.B"/>
                    <table:table-column table:style-name="Table71.A"/>
                    <table:table-row>
                      <table:table-cell table:style-name="Table71.A1" office:value-type="string">
                        <text:p text:style-name="P108"/>
                      </table:table-cell>
                      <table:table-cell table:style-name="Table71.A1" office:value-type="string">
                        <text:p text:style-name="P108"/>
                      </table:table-cell>
                      <table:table-cell table:style-name="Table71.A1" office:value-type="string">
                        <text:p text:style-name="P108"/>
                      </table:table-cell>
                      <table:table-cell table:style-name="Table71.D1" office:value-type="string">
                        <text:p text:style-name="P108"/>
                      </table:table-cell>
                      <table:table-cell table:style-name="Table71.D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2" table:style-name="Table72">
                    <table:table-column table:style-name="Table72.A" table:number-columns-repeated="4"/>
                    <table:table-row>
                      <table:table-cell table:style-name="Table72.A1" office:value-type="string">
                        <text:p text:style-name="P108"/>
                      </table:table-cell>
                      <table:table-cell table:style-name="Table72.A1" office:value-type="string">
                        <text:p text:style-name="P108"/>
                      </table:table-cell>
                      <table:table-cell table:style-name="Table72.A1" office:value-type="string">
                        <text:p text:style-name="P108"/>
                      </table:table-cell>
                      <table:table-cell table:style-name="Table72.A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3" table:style-name="Table73">
                    <table:table-column table:style-name="Table73.A" table:number-columns-repeated="4"/>
                    <table:table-row>
                      <table:table-cell table:style-name="Table73.A1" office:value-type="string">
                        <text:p text:style-name="P108"/>
                      </table:table-cell>
                      <table:table-cell table:style-name="Table73.B1" office:value-type="string">
                        <text:p text:style-name="P108"/>
                      </table:table-cell>
                      <table:table-cell table:style-name="Table73.C1" office:value-type="string">
                        <text:p text:style-name="P108"/>
                      </table:table-cell>
                      <table:table-cell table:style-name="Table73.D1" office:value-type="string">
                        <text:p text:style-name="P108"/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44"/>
            <text:p text:style-name="P44"/>
            <text:p text:style-name="P29"><text:soft-page-break/>Bibliografía:</text:p>
            <text:p text:style-name="P26"/>
            <text:list xml:id="list3460440213" text:style-name="L9">
              <text:list-item>
                <text:p text:style-name="P57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57"/>
              </text:list-item>
              <text:list-item>
                <text:p text:style-name="P58"><text:span text:style-name="T43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43">http://www.latticesemi.com/~/media/LatticeSemi/Documents/TechnicalBriefs/SBTICETechnologyLibrary201504.pdf</text:span></text:a></text:p>
                <text:p text:style-name="P58"/>
              </text:list-item>
              <text:list-item>
                <text:p text:style-name="P59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60"/>
              </text:list-item>
              <text:list-item>
                <text:p text:style-name="P61"><text:span text:style-name="T44">Verilog HDL Quick Reference Guide </text:span>- <text:span text:style-name="T44">Stuart Sutherland – </text:span>2001 - <text:a xlink:type="simple" xlink:href="http://sutherland-hdl.com/pdfs/verilog_2001_ref_guide.pdf" text:style-name="Internet_20_link" text:visited-style-name="Visited_20_Internet_20_Link"><text:span text:style-name="T44">http://sutherland-hdl.com/pdfs/verilog_2001_ref_guide.pdf</text:span></text:a></text:p>
                <text:p text:style-name="P62"/>
              </text:list-item>
              <text:list-item>
                <text:p text:style-name="P63">USB made simple - <text:s/><text:span text:style-name="T44">MQP Electronics Ltd – 2008 - </text:span><text:a xlink:type="simple" xlink:href="http://www.usbmadesimple.co.uk/" text:style-name="Internet_20_link" text:visited-style-name="Visited_20_Internet_20_Link"><text:span text:style-name="T44">http://www.usbmadesimple.co.uk/</text:span></text:a></text:p>
                <text:p text:style-name="P64"/>
              </text:list-item>
              <text:list-item>
                <text:p text:style-name="P68"><text:span text:style-name="T30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31">https://www.wireshark.org/docs/wsdg_html_chunked/ChDissectAdd.html</text:span></text:a></text:p>
                <text:p text:style-name="P65"/>
              </text:list-item>
              <text:list-item>
                <text:p text:style-name="P52"><text:span text:style-name="T46">I</text:span><text:span text:style-name="T45">ntroducción a Raspberry Pi - Francisco Moya Fernández – </text:span><text:span text:style-name="T47">Enero 2017</text:span><text:span text:style-name="T45"> - </text:span><text:a xlink:type="simple" xlink:href="https://franciscomoya.gitbooks.io/taller-de-raspberry-pi/content/es/index.html" text:style-name="Internet_20_link" text:visited-style-name="Visited_20_Internet_20_Link"><text:span text:style-name="T45">https://franciscomoya.gitbooks.io/taller-de-raspberry-pi/content/es/index.html</text:span></text:a></text:p>
                <text:p text:style-name="P66"/>
              </text:list-item>
              <text:list-item>
                <text:p text:style-name="P68"><text:span text:style-name="T32">PCAP next generation file format specification -</text:span><text:span text:style-name="T33"> M. Tuexen, Ed., </text:span><text:span text:style-name="T32">Muenster Univ. of Appl. Scie</text:span><text:span text:style-name="T22">nces, F. Risso, Politecnico di Torino, J. Bongertz, Airbus DS CyberSecurity, G. Combs, Wireshark, G. Harris – </text:span><text:span text:style-name="T23">2017 -</text:span><text:span text:style-name="T22"> </text:span><text:a xlink:type="simple" xlink:href="https://github.com/pcapng/pcapng" text:style-name="Internet_20_link" text:visited-style-name="Visited_20_Internet_20_Link"><text:span text:style-name="T22">https://github.com/pcapng/pcapng</text:span></text:a></text:p>
                <text:p text:style-name="P53"/>
              </text:list-item>
              <text:list-item>
                <text:p text:style-name="P54">USB Complete (2nd Edition) – Jan Axelson – 2004</text:p>
                <text:p text:style-name="P54"/>
              </text:list-item>
              <text:list-item>
                <text:p text:style-name="P54">Device Class Definition for Human Interface Devices (HID) <text:span text:style-name="T49">V1.11</text:span>- USB Implementers Forum, Inc. - <text:span text:style-name="T49">Junio 2001 - </text:span><text:a xlink:type="simple" xlink:href="http://www.usb.org/developers/hidpage/HID1_11.pdf" text:style-name="Internet_20_link" text:visited-style-name="Visited_20_Internet_20_Link"><text:span text:style-name="T49">http://www.usb.org/developers/hidpage/HID1_11.pdf</text:span></text:a></text:p>
                <text:p text:style-name="P67"/>
              </text:list-item>
              <text:list-item>
                <text:p text:style-name="P55">USB-based attacks - Nir Nissim,Ran Yahalom,Yuval Elovici - <text:span text:style-name="T50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55"/>
              </text:list-item>
              <text:list-item>
                <text:p text:style-name="P56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56"/>
              </text:list-item>
              <text:list-item>
                <text:p text:style-name="P56"><text:span text:style-name="T85">A</text:span>wesome pcaptools - <text:s/>caesar0301 - <text:span text:style-name="T86">2015</text:span> - <text:a xlink:type="simple" xlink:href="https://github.com/caesar0301/awesome-pcaptools" text:style-name="Internet_20_link" text:visited-style-name="Visited_20_Internet_20_Link">https://github.com/caesar0301/awesome-pcaptools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2"/>
          </table:table-cell>
          <table:table-cell table:style-name="Table1.B21" office:value-type="string">
            <text:p text:style-name="P12"/>
          </table:table-cell>
          <table:table-cell table:style-name="Table1.C21" office:value-type="string">
            <text:p text:style-name="P12"/>
          </table:table-cell>
          <table:table-cell table:style-name="Table1.D21" office:value-type="string">
            <text:p text:style-name="P12"/>
          </table:table-cell>
          <table:table-cell table:style-name="Table1.E21" office:value-type="string">
            <text:p text:style-name="P12"/>
          </table:table-cell>
          <table:table-cell table:style-name="Table1.F21" office:value-type="string">
            <text:p text:style-name="P12"/>
          </table:table-cell>
          <table:table-cell table:style-name="Table1.G21" office:value-type="string">
            <text:p text:style-name="P12"/>
          </table:table-cell>
          <table:table-cell table:style-name="Table1.H21" office:value-type="string">
            <text:p text:style-name="P12"/>
          </table:table-cell>
          <table:table-cell table:style-name="Table1.I21" office:value-type="string">
            <text:p text:style-name="P12"/>
          </table:table-cell>
          <table:table-cell table:style-name="Table1.J21" office:value-type="string">
            <text:p text:style-name="P12"/>
          </table:table-cell>
        </table:table-row>
        <table:table-row>
          <table:table-cell table:style-name="Table1.A22" table:number-columns-spanned="5" office:value-type="string">
            <text:p text:style-name="P20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21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10" office:value-type="string">
            <text:p text:style-name="P11">Toledo, a ___ de ______________ de 20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5.4.3.2$Linux_X86_64 LibreOffice_project/40m0$Build-2</meta:generator>
    <dc:date>2017-12-11T11:05:05.705756379</dc:date>
    <meta:editing-duration>P1DT1H18M</meta:editing-duration>
    <meta:editing-cycles>104</meta:editing-cycles>
    <meta:document-statistic meta:table-count="74" meta:image-count="0" meta:object-count="0" meta:page-count="4" meta:paragraph-count="146" meta:word-count="1218" meta:character-count="7832" meta:non-whitespace-character-count="6776"/>
  </office:meta>
</office:document-meta>
</file>